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7.001cm" fo:margin-left="8.999cm" fo:margin-right="0.002cm" table:align="margins"/>
    </style:style>
    <style:style style:name="Táblázat1.A" style:family="table-column">
      <style:table-column-properties style:column-width="1cm" style:rel-column-width="9362*"/>
    </style:style>
    <style:style style:name="Táblázat1.G" style:family="table-column">
      <style:table-column-properties style:column-width="1cm" style:rel-column-width="9363*"/>
    </style:style>
    <style:style style:name="Táblázat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.G1" style:family="table-cell">
      <style:table-cell-properties fo:padding="0.097cm" fo:border="0.002cm solid #000000"/>
    </style:style>
    <style:style style:name="Táblázat1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áblázat1.G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áblázat1.A3" style:family="table-cell">
      <style:table-cell-properties fo:padding="0.097cm" fo:border-left="0.002cm solid #000000" fo:border-right="none" fo:border-top="none" fo:border-bottom="0.002cm solid #000000"/>
    </style:style>
    <style:style style:name="Táblázat1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13" style:family="table">
      <style:table-properties style:width="7.001cm" fo:margin-left="8.999cm" fo:margin-right="0.002cm" table:align="margins"/>
    </style:style>
    <style:style style:name="Táblázat13.A" style:family="table-column">
      <style:table-column-properties style:column-width="1cm" style:rel-column-width="9362*"/>
    </style:style>
    <style:style style:name="Táblázat13.G" style:family="table-column">
      <style:table-column-properties style:column-width="1cm" style:rel-column-width="9363*"/>
    </style:style>
    <style:style style:name="Táblázat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3.G1" style:family="table-cell">
      <style:table-cell-properties fo:padding="0.097cm" fo:border="0.002cm solid #000000"/>
    </style:style>
    <style:style style:name="Táblázat13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áblázat13.G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áblázat13.A3" style:family="table-cell">
      <style:table-cell-properties fo:padding="0.097cm" fo:border-left="0.002cm solid #000000" fo:border-right="none" fo:border-top="none" fo:border-bottom="0.002cm solid #000000"/>
    </style:style>
    <style:style style:name="Táblázat13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14" style:family="table">
      <style:table-properties style:width="7.001cm" fo:margin-left="8.999cm" fo:margin-right="0.002cm" table:align="margins"/>
    </style:style>
    <style:style style:name="Táblázat14.A" style:family="table-column">
      <style:table-column-properties style:column-width="1cm" style:rel-column-width="9362*"/>
    </style:style>
    <style:style style:name="Táblázat14.G" style:family="table-column">
      <style:table-column-properties style:column-width="1cm" style:rel-column-width="9363*"/>
    </style:style>
    <style:style style:name="Táblázat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4.G1" style:family="table-cell">
      <style:table-cell-properties fo:padding="0.097cm" fo:border="0.002cm solid #000000"/>
    </style:style>
    <style:style style:name="Táblázat14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áblázat14.G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áblázat14.A3" style:family="table-cell">
      <style:table-cell-properties fo:padding="0.097cm" fo:border-left="0.002cm solid #000000" fo:border-right="none" fo:border-top="none" fo:border-bottom="0.002cm solid #000000"/>
    </style:style>
    <style:style style:name="Táblázat14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2" style:family="table">
      <style:table-properties style:width="7.001cm" fo:margin-left="8.999cm" fo:margin-right="0.002cm" table:align="margins"/>
    </style:style>
    <style:style style:name="Táblázat2.A" style:family="table-column">
      <style:table-column-properties style:column-width="1cm" style:rel-column-width="9362*"/>
    </style:style>
    <style:style style:name="Táblázat2.G" style:family="table-column">
      <style:table-column-properties style:column-width="1cm" style:rel-column-width="9363*"/>
    </style:style>
    <style:style style:name="Táblázat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2.G1" style:family="table-cell">
      <style:table-cell-properties fo:padding="0.097cm" fo:border="0.002cm solid #000000"/>
    </style:style>
    <style:style style:name="Táblázat2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áblázat2.G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áblázat2.A3" style:family="table-cell">
      <style:table-cell-properties fo:padding="0.097cm" fo:border-left="0.002cm solid #000000" fo:border-right="none" fo:border-top="none" fo:border-bottom="0.002cm solid #000000"/>
    </style:style>
    <style:style style:name="Táblázat2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12" style:family="table">
      <style:table-properties style:width="7.001cm" fo:margin-left="8.999cm" fo:margin-right="0.002cm" table:align="margins"/>
    </style:style>
    <style:style style:name="Táblázat12.A" style:family="table-column">
      <style:table-column-properties style:column-width="1cm" style:rel-column-width="9362*"/>
    </style:style>
    <style:style style:name="Táblázat12.G" style:family="table-column">
      <style:table-column-properties style:column-width="1cm" style:rel-column-width="9363*"/>
    </style:style>
    <style:style style:name="Táblázat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2.G1" style:family="table-cell">
      <style:table-cell-properties fo:padding="0.097cm" fo:border="0.002cm solid #000000"/>
    </style:style>
    <style:style style:name="Táblázat12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áblázat12.G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áblázat12.A3" style:family="table-cell">
      <style:table-cell-properties fo:padding="0.097cm" fo:border-left="0.002cm solid #000000" fo:border-right="none" fo:border-top="none" fo:border-bottom="0.002cm solid #000000"/>
    </style:style>
    <style:style style:name="Táblázat12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3" style:family="table">
      <style:table-properties style:width="7.001cm" fo:margin-left="8.999cm" fo:margin-right="0.002cm" table:align="margins"/>
    </style:style>
    <style:style style:name="Táblázat3.A" style:family="table-column">
      <style:table-column-properties style:column-width="1cm" style:rel-column-width="9362*"/>
    </style:style>
    <style:style style:name="Táblázat3.G" style:family="table-column">
      <style:table-column-properties style:column-width="1cm" style:rel-column-width="9363*"/>
    </style:style>
    <style:style style:name="Táblázat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3.G1" style:family="table-cell">
      <style:table-cell-properties fo:padding="0.097cm" fo:border="0.002cm solid #000000"/>
    </style:style>
    <style:style style:name="Táblázat3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áblázat3.G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áblázat3.A3" style:family="table-cell">
      <style:table-cell-properties fo:padding="0.097cm" fo:border-left="0.002cm solid #000000" fo:border-right="none" fo:border-top="none" fo:border-bottom="0.002cm solid #000000"/>
    </style:style>
    <style:style style:name="Táblázat3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10" style:family="table">
      <style:table-properties style:width="7.001cm" fo:margin-left="8.999cm" fo:margin-right="0.002cm" table:align="margins"/>
    </style:style>
    <style:style style:name="Táblázat10.A" style:family="table-column">
      <style:table-column-properties style:column-width="1cm" style:rel-column-width="9362*"/>
    </style:style>
    <style:style style:name="Táblázat10.G" style:family="table-column">
      <style:table-column-properties style:column-width="1cm" style:rel-column-width="9363*"/>
    </style:style>
    <style:style style:name="Táblázat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0.G1" style:family="table-cell">
      <style:table-cell-properties fo:padding="0.097cm" fo:border="0.002cm solid #000000"/>
    </style:style>
    <style:style style:name="Táblázat10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áblázat10.G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áblázat10.A3" style:family="table-cell">
      <style:table-cell-properties fo:padding="0.097cm" fo:border-left="0.002cm solid #000000" fo:border-right="none" fo:border-top="none" fo:border-bottom="0.002cm solid #000000"/>
    </style:style>
    <style:style style:name="Táblázat10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4" style:family="table">
      <style:table-properties style:width="7.001cm" fo:margin-left="8.999cm" fo:margin-right="0.002cm" table:align="margins"/>
    </style:style>
    <style:style style:name="Táblázat4.A" style:family="table-column">
      <style:table-column-properties style:column-width="1cm" style:rel-column-width="9362*"/>
    </style:style>
    <style:style style:name="Táblázat4.G" style:family="table-column">
      <style:table-column-properties style:column-width="1cm" style:rel-column-width="9363*"/>
    </style:style>
    <style:style style:name="Táblázat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4.G1" style:family="table-cell">
      <style:table-cell-properties fo:padding="0.097cm" fo:border="0.002cm solid #000000"/>
    </style:style>
    <style:style style:name="Táblázat4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áblázat4.G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áblázat4.A3" style:family="table-cell">
      <style:table-cell-properties fo:padding="0.097cm" fo:border-left="0.002cm solid #000000" fo:border-right="none" fo:border-top="none" fo:border-bottom="0.002cm solid #000000"/>
    </style:style>
    <style:style style:name="Táblázat4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9" style:family="table">
      <style:table-properties style:width="7.001cm" fo:margin-left="8.999cm" fo:margin-right="0.002cm" table:align="margins"/>
    </style:style>
    <style:style style:name="Táblázat9.A" style:family="table-column">
      <style:table-column-properties style:column-width="1cm" style:rel-column-width="9362*"/>
    </style:style>
    <style:style style:name="Táblázat9.G" style:family="table-column">
      <style:table-column-properties style:column-width="1cm" style:rel-column-width="9363*"/>
    </style:style>
    <style:style style:name="Táblázat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9.G1" style:family="table-cell">
      <style:table-cell-properties fo:padding="0.097cm" fo:border="0.002cm solid #000000"/>
    </style:style>
    <style:style style:name="Táblázat9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áblázat9.G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áblázat9.A3" style:family="table-cell">
      <style:table-cell-properties fo:padding="0.097cm" fo:border-left="0.002cm solid #000000" fo:border-right="none" fo:border-top="none" fo:border-bottom="0.002cm solid #000000"/>
    </style:style>
    <style:style style:name="Táblázat9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5" style:family="table">
      <style:table-properties style:width="7.001cm" fo:margin-left="8.999cm" fo:margin-right="0.002cm" table:align="margins"/>
    </style:style>
    <style:style style:name="Táblázat5.A" style:family="table-column">
      <style:table-column-properties style:column-width="1cm" style:rel-column-width="9362*"/>
    </style:style>
    <style:style style:name="Táblázat5.G" style:family="table-column">
      <style:table-column-properties style:column-width="1cm" style:rel-column-width="9363*"/>
    </style:style>
    <style:style style:name="Táblázat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5.G1" style:family="table-cell">
      <style:table-cell-properties fo:padding="0.097cm" fo:border="0.002cm solid #000000"/>
    </style:style>
    <style:style style:name="Táblázat5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áblázat5.G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áblázat5.A3" style:family="table-cell">
      <style:table-cell-properties fo:padding="0.097cm" fo:border-left="0.002cm solid #000000" fo:border-right="none" fo:border-top="none" fo:border-bottom="0.002cm solid #000000"/>
    </style:style>
    <style:style style:name="Táblázat5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6" style:family="table">
      <style:table-properties style:width="7.001cm" fo:margin-left="8.999cm" fo:margin-right="0.002cm" table:align="margins"/>
    </style:style>
    <style:style style:name="Táblázat6.A" style:family="table-column">
      <style:table-column-properties style:column-width="1cm" style:rel-column-width="9362*"/>
    </style:style>
    <style:style style:name="Táblázat6.G" style:family="table-column">
      <style:table-column-properties style:column-width="1cm" style:rel-column-width="9363*"/>
    </style:style>
    <style:style style:name="Táblázat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6.G1" style:family="table-cell">
      <style:table-cell-properties fo:padding="0.097cm" fo:border="0.002cm solid #000000"/>
    </style:style>
    <style:style style:name="Táblázat6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áblázat6.G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áblázat6.A3" style:family="table-cell">
      <style:table-cell-properties fo:padding="0.097cm" fo:border-left="0.002cm solid #000000" fo:border-right="none" fo:border-top="none" fo:border-bottom="0.002cm solid #000000"/>
    </style:style>
    <style:style style:name="Táblázat6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8" style:family="table">
      <style:table-properties style:width="7.001cm" fo:margin-left="8.999cm" fo:margin-right="0.002cm" table:align="margins"/>
    </style:style>
    <style:style style:name="Táblázat8.A" style:family="table-column">
      <style:table-column-properties style:column-width="1cm" style:rel-column-width="9362*"/>
    </style:style>
    <style:style style:name="Táblázat8.G" style:family="table-column">
      <style:table-column-properties style:column-width="1cm" style:rel-column-width="9363*"/>
    </style:style>
    <style:style style:name="Táblázat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8.G1" style:family="table-cell">
      <style:table-cell-properties fo:padding="0.097cm" fo:border="0.002cm solid #000000"/>
    </style:style>
    <style:style style:name="Táblázat8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áblázat8.G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áblázat8.A3" style:family="table-cell">
      <style:table-cell-properties fo:padding="0.097cm" fo:border-left="0.002cm solid #000000" fo:border-right="none" fo:border-top="none" fo:border-bottom="0.002cm solid #000000"/>
    </style:style>
    <style:style style:name="Táblázat8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7" style:family="table">
      <style:table-properties style:width="7.001cm" fo:margin-left="8.999cm" fo:margin-right="0.002cm" table:align="margins"/>
    </style:style>
    <style:style style:name="Táblázat7.A" style:family="table-column">
      <style:table-column-properties style:column-width="1cm" style:rel-column-width="9362*"/>
    </style:style>
    <style:style style:name="Táblázat7.G" style:family="table-column">
      <style:table-column-properties style:column-width="1cm" style:rel-column-width="9363*"/>
    </style:style>
    <style:style style:name="Táblázat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7.G1" style:family="table-cell">
      <style:table-cell-properties fo:padding="0.097cm" fo:border="0.002cm solid #000000"/>
    </style:style>
    <style:style style:name="Táblázat7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áblázat7.G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áblázat7.A3" style:family="table-cell">
      <style:table-cell-properties fo:padding="0.097cm" fo:border-left="0.002cm solid #000000" fo:border-right="none" fo:border-top="none" fo:border-bottom="0.002cm solid #000000"/>
    </style:style>
    <style:style style:name="Táblázat7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11" style:family="table">
      <style:table-properties style:width="7.001cm" fo:margin-left="8.999cm" fo:margin-right="0.002cm" table:align="margins"/>
    </style:style>
    <style:style style:name="Táblázat11.A" style:family="table-column">
      <style:table-column-properties style:column-width="1cm" style:rel-column-width="9362*"/>
    </style:style>
    <style:style style:name="Táblázat11.G" style:family="table-column">
      <style:table-column-properties style:column-width="1cm" style:rel-column-width="9363*"/>
    </style:style>
    <style:style style:name="Táblázat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11.G1" style:family="table-cell">
      <style:table-cell-properties fo:padding="0.097cm" fo:border="0.002cm solid #000000"/>
    </style:style>
    <style:style style:name="Táblázat11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áblázat11.G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áblázat11.A3" style:family="table-cell">
      <style:table-cell-properties fo:padding="0.097cm" fo:border-left="0.002cm solid #000000" fo:border-right="none" fo:border-top="none" fo:border-bottom="0.002cm solid #000000"/>
    </style:style>
    <style:style style:name="Táblázat11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23" style:family="table">
      <style:table-properties style:width="8.001cm" fo:margin-left="8.999cm" fo:margin-right="0.002cm" table:align="margins"/>
    </style:style>
    <style:style style:name="Táblázat23.A" style:family="table-column">
      <style:table-column-properties style:column-width="1.143cm" style:rel-column-width="9362*"/>
    </style:style>
    <style:style style:name="Táblázat23.G" style:family="table-column">
      <style:table-column-properties style:column-width="1.143cm" style:rel-column-width="9363*"/>
    </style:style>
    <style:style style:name="Táblázat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áblázat23.G1" style:family="table-cell">
      <style:table-cell-properties fo:padding="0.097cm" fo:border="0.002cm solid #000000"/>
    </style:style>
    <style:style style:name="Táblázat23.A2" style:family="table-cell" style:data-style-name="N100">
      <style:table-cell-properties fo:padding="0.097cm" fo:border-left="0.002cm solid #000000" fo:border-right="none" fo:border-top="none" fo:border-bottom="0.002cm solid #000000"/>
    </style:style>
    <style:style style:name="Táblázat23.G2" style:family="table-cell" style:data-style-name="N100">
      <style:table-cell-properties fo:padding="0.097cm" fo:border-left="0.002cm solid #000000" fo:border-right="0.002cm solid #000000" fo:border-top="none" fo:border-bottom="0.002cm solid #000000"/>
    </style:style>
    <style:style style:name="Táblázat23.A3" style:family="table-cell">
      <style:table-cell-properties fo:background-color="#999999" fo:padding="0.097cm" fo:border-left="0.002cm solid #000000" fo:border-right="none" fo:border-top="none" fo:border-bottom="0.002cm solid #000000">
        <style:background-image/>
      </style:table-cell-properties>
    </style:style>
    <style:style style:name="Táblázat23.F3" style:family="table-cell">
      <style:table-cell-properties fo:padding="0.097cm" fo:border-left="0.002cm solid #000000" fo:border-right="none" fo:border-top="none" fo:border-bottom="0.002cm solid #000000"/>
    </style:style>
    <style:style style:name="Táblázat23.G3" style:family="table-cell">
      <style:table-cell-properties fo:padding="0.097cm" fo:border-left="0.002cm solid #000000" fo:border-right="0.002cm solid #000000" fo:border-top="none" fo:border-bottom="0.002cm solid #000000"/>
    </style:style>
    <style:style style:name="Táblázat23.B4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>
        <style:tab-stops>
          <style:tab-stop style:position="10.398cm"/>
          <style:tab-stop style:position="15.081cm"/>
        </style:tab-stops>
      </style:paragraph-properties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background-color="transparent">
        <style:tab-stops>
          <style:tab-stop style:position="10.398cm"/>
          <style:tab-stop style:position="15.081cm"/>
        </style:tab-stops>
        <style:background-image/>
      </style:paragraph-properties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background-color="transparent">
        <style:tab-stops>
          <style:tab-stop style:position="10.398cm"/>
          <style:tab-stop style:position="14.631cm"/>
        </style:tab-stops>
        <style:background-image/>
      </style:paragraph-properties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background-color="transparent">
        <style:tab-stops>
          <style:tab-stop style:position="10.398cm"/>
          <style:tab-stop style:position="14.579cm"/>
        </style:tab-stops>
        <style:background-image/>
      </style:paragraph-properties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start" style:justify-single-word="false" fo:background-color="transparent">
        <style:tab-stops>
          <style:tab-stop style:position="10.398cm"/>
          <style:tab-stop style:position="15.081cm"/>
        </style:tab-stops>
        <style:background-image/>
      </style:paragraph-properties>
      <style:text-properties style:font-name="Arial" fo:font-size="16pt" style:text-underline-style="none" fo:font-weight="normal" style:font-size-asian="16pt" style:font-weight-asian="normal" style:font-size-complex="16pt" style:font-weight-complex="normal"/>
    </style:style>
    <style:style style:name="P6" style:family="paragraph" style:parent-style-name="Standard">
      <style:paragraph-properties fo:background-color="transparent">
        <style:tab-stops>
          <style:tab-stop style:position="10.398cm"/>
          <style:tab-stop style:position="15.081cm"/>
        </style:tab-stops>
        <style:background-image/>
      </style:paragraph-properties>
      <style:text-properties style:font-name="Arial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P7" style:family="paragraph" style:parent-style-name="Standard">
      <style:paragraph-properties fo:text-align="start" style:justify-single-word="false" fo:background-color="transparent">
        <style:tab-stops>
          <style:tab-stop style:position="10.398cm"/>
          <style:tab-stop style:position="15.081cm"/>
        </style:tab-stops>
        <style:background-image/>
      </style:paragraph-properties>
      <style:text-properties style:font-name="Arial" fo:font-size="16pt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P8" style:family="paragraph" style:parent-style-name="Standard">
      <style:paragraph-properties fo:background-color="transparent">
        <style:tab-stops>
          <style:tab-stop style:position="9.102cm"/>
          <style:tab-stop style:position="10.398cm"/>
          <style:tab-stop style:position="14.579cm"/>
        </style:tab-stops>
        <style:background-image/>
      </style:paragraph-properties>
      <style:text-properties style:font-name="Arial" fo:font-size="20pt" style:text-underline-style="none" style:font-size-asian="20pt" style:font-size-complex="20pt"/>
    </style:style>
    <style:style style:name="P9" style:family="paragraph" style:parent-style-name="Standard">
      <style:paragraph-properties fo:background-color="transparent">
        <style:tab-stops>
          <style:tab-stop style:position="9.102cm"/>
          <style:tab-stop style:position="10.398cm"/>
          <style:tab-stop style:position="14.579cm"/>
        </style:tab-stops>
        <style:background-image/>
      </style:paragraph-properties>
      <style:text-properties style:font-name="Arial" fo:font-size="15pt" style:text-underline-style="none" fo:font-weight="normal" style:font-size-asian="15pt" style:font-weight-asian="normal" style:font-size-complex="15pt" style:font-weight-complex="normal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Arial" fo:font-size="12pt" style:text-underline-style="none" style:font-size-asian="12pt" style:font-size-complex="12pt"/>
    </style:style>
    <style:style style:name="P1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Arial" fo:font-size="12pt" style:font-size-asian="12pt" style:font-size-complex="12pt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Arial" fo:font-size="13pt" style:font-size-asian="13pt" style:font-size-complex="13pt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Arial" fo:font-size="13pt" style:text-underline-style="none" style:font-size-asian="13pt" style:font-size-complex="13pt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Arial" fo:font-size="11pt" fo:font-style="italic" style:text-underline-style="none" style:font-size-asian="11pt" style:font-style-asian="italic" style:font-size-complex="11pt" style:font-style-complex="italic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font-name="Arial" fo:font-size="11pt" fo:font-style="normal" style:text-underline-style="none" style:font-size-asian="11pt" style:font-style-asian="normal" style:font-size-complex="11pt" style:font-style-complex="normal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text-line-through-style="solid" style:font-name="Arial" fo:font-size="12pt" style:font-size-asian="12pt" style:font-size-complex="12pt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text-line-through-style="solid" style:font-name="Arial" fo:font-size="12pt" style:text-underline-style="none" style:font-size-asian="12pt" style:font-size-complex="12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13pt" style:font-size-asian="13pt" style:font-size-complex="13pt"/>
    </style:style>
    <style:style style:name="P20" style:family="paragraph" style:parent-style-name="Table_20_Contents">
      <style:paragraph-properties fo:text-align="start" style:justify-single-word="false"/>
      <style:text-properties style:font-name="Arial" fo:font-size="13pt" style:text-underline-style="none" style:font-size-asian="13pt" style:font-size-complex="13pt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11pt" fo:font-style="italic" style:font-size-asian="11pt" style:font-style-asian="italic" style:font-size-complex="11pt" style:font-style-complex="italic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11pt" fo:font-style="italic" style:text-underline-style="none" style:font-size-asian="11pt" style:font-style-asian="italic" style:font-size-complex="11pt" style:font-style-complex="italic"/>
    </style:style>
    <style:style style:name="P23" style:family="paragraph" style:parent-style-name="Table_20_Contents">
      <style:paragraph-properties fo:text-align="start" style:justify-single-word="false"/>
      <style:text-properties style:text-line-through-style="solid" style:font-name="Arial" fo:font-size="11pt" fo:font-style="italic" style:font-size-asian="11pt" style:font-style-asian="italic" style:font-size-complex="11pt" style:font-style-complex="italic"/>
    </style:style>
    <style:style style:name="P24" style:family="paragraph" style:parent-style-name="Table_20_Contents">
      <style:paragraph-properties fo:text-align="start" style:justify-single-word="false"/>
      <style:text-properties style:text-line-through-style="solid" style:font-name="Arial" fo:font-size="11pt" fo:font-style="italic" style:text-underline-style="none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break-before="page" fo:background-color="transparent">
        <style:tab-stops>
          <style:tab-stop style:position="9.049cm"/>
          <style:tab-stop style:position="10.398cm"/>
          <style:tab-stop style:position="13.335cm"/>
        </style:tab-stops>
        <style:background-image/>
      </style:paragraph-properties>
      <style:text-properties style:font-name="Arial" fo:font-size="20pt" style:font-size-asian="20pt" style:font-size-complex="20pt"/>
    </style:style>
    <style:style style:name="P26" style:family="paragraph" style:parent-style-name="Standard">
      <style:paragraph-properties fo:margin-top="0.3cm" fo:margin-bottom="0cm" fo:background-color="transparent">
        <style:tab-stops>
          <style:tab-stop style:position="9.128cm"/>
          <style:tab-stop style:position="14.631cm"/>
        </style:tab-stops>
        <style:background-image/>
      </style:paragraph-properties>
      <style:text-properties style:font-name="Arial" fo:font-size="15pt" style:text-underline-style="none" fo:font-weight="normal" style:font-size-asian="15pt" style:font-weight-asian="normal" style:font-size-complex="15pt" style:font-weight-complex="normal"/>
    </style:style>
    <style:style style:name="P27" style:family="paragraph" style:parent-style-name="Table_20_Contents">
      <style:paragraph-properties fo:text-align="start" style:justify-single-word="false" fo:background-color="#000000">
        <style:background-image/>
      </style:paragraph-properties>
      <style:text-properties style:font-name="Arial" fo:font-size="12pt" style:font-size-asian="12pt" style:font-size-complex="12pt"/>
    </style:style>
    <style:style style:name="P28" style:family="paragraph" style:parent-style-name="Table_20_Contents">
      <style:paragraph-properties fo:text-align="start" style:justify-single-word="false" fo:background-color="#000000">
        <style:background-image/>
      </style:paragraph-properties>
      <style:text-properties style:font-name="Arial" fo:font-size="12pt" style:text-underline-style="none" style:font-size-asian="12pt" style:font-size-complex="12pt"/>
    </style:style>
    <style:style style:name="P29" style:family="paragraph" style:parent-style-name="Table_20_Contents">
      <style:paragraph-properties fo:text-align="start" style:justify-single-word="false" fo:background-color="#000000">
        <style:background-image/>
      </style:paragraph-properties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text-align="start" style:justify-single-word="false" fo:background-color="#000000">
        <style:background-image/>
      </style:paragraph-properties>
      <style:text-properties style:font-name="Arial" fo:font-size="11pt" fo:font-style="italic" style:text-underline-style="none" style:font-size-asian="11pt" style:font-style-asian="italic" style:font-size-complex="11pt" style:font-style-complex="italic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background-color="#b2b2b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6pt" fo:font-weight="normal" style:font-size-asian="16pt" style:font-weight-asian="normal" style:font-size-complex="16pt" style:font-weight-complex="normal"/>
    </style:style>
    <style:style style:name="T8" style:family="text">
      <style:text-properties fo:font-size="16pt" fo:font-weight="bold" style:font-size-asian="16pt" style:font-weight-asian="bold" style:font-size-complex="16pt" style:font-weight-complex="bold"/>
    </style:style>
    <style:style style:name="T9" style:family="text">
      <style:text-properties fo:font-size="15pt" fo:font-weight="normal" style:font-size-asian="15pt" style:font-weight-asian="normal" style:font-size-complex="15pt" style:font-weight-complex="normal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number:text-style style:name="N100">
      <number:text-content/>
    </number:text-style>
  </office:automatic-styles>
  <office:body>
    <office:text text:use-soft-page-breaks="true">
      <text:variable-decls>
        <text:variable-decl office:value-type="float" text:name="04csütörtök"/>
        <text:variable-decl office:value-type="float" text:name="01hétfő"/>
        <text:variable-decl office:value-type="float" text:name="02kedd"/>
        <text:variable-decl office:value-type="float" text:name="03szerda"/>
        <text:variable-decl office:value-type="float" text:name="05péntek"/>
        <text:variable-decl office:value-type="float" text:name="06szombat"/>
        <text:variable-decl office:value-type="float" text:name="07vasárnap"/>
        <text:variable-decl office:value-type="string" text:name="3esti"/>
        <text:variable-decl office:value-type="string" text:name="3estii"/>
        <text:variable-decl office:value-type="string" text:name="1reggeli"/>
        <text:variable-decl office:value-type="float" text:name="1déli"/>
        <text:variable-decl office:value-type="string" text:name="2déli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3"><text:tab/></text:span><text:span text:style-name="T1">Hétfő</text:span><text:span text:style-name="T2"><text:tab/></text:span><text:span text:style-name="T1">Reggeli</text:span></text:p>
      <text:p text:style-name="P8"><text:span text:style-name="T6"><text:tab/></text:span><text:span text:style-name="T7">2022. május </text:span><text:span text:style-name="T8">30</text:span><text:span text:style-name="T7">., 08:00</text:span></text:p>
      <text:p text:style-name="P8"><text:span text:style-name="T7"><text:tab/><text:tab/></text:span><text:span text:style-name="T9">25 mg Leponex</text:span></text:p>
      <text:p text:style-name="P9"/>
      <text:p text:style-name="P5"><text:tab/><text:tab/>május - június</text:p>
      <table:table table:name="Táblázat1" table:style-name="Táblázat1">
        <table:table-column table:style-name="Táblázat1.A" table:number-columns-repeated="6"/>
        <table:table-column table:style-name="Táblázat1.G"/>
        <table:table-row>
          <table:table-cell table:style-name="Táblázat1.A1" office:value-type="string">
            <text:p text:style-name="P14">H</text:p>
          </table:table-cell>
          <table:table-cell table:style-name="Táblázat1.A1" office:value-type="string">
            <text:p text:style-name="P14">K</text:p>
          </table:table-cell>
          <table:table-cell table:style-name="Táblázat1.A1" office:value-type="string">
            <text:p text:style-name="P14">Sze</text:p>
          </table:table-cell>
          <table:table-cell table:style-name="Táblázat1.A1" office:value-type="string">
            <text:p text:style-name="P14">Cs</text:p>
          </table:table-cell>
          <table:table-cell table:style-name="Táblázat1.A1" office:value-type="string">
            <text:p text:style-name="P14">P</text:p>
          </table:table-cell>
          <table:table-cell table:style-name="Táblázat1.A1" office:value-type="string">
            <text:p text:style-name="P14">Szo</text:p>
          </table:table-cell>
          <table:table-cell table:style-name="Táblázat1.G1" office:value-type="string">
            <text:p text:style-name="P14">V</text:p>
          </table:table-cell>
        </table:table-row>
        <table:table-row>
          <table:table-cell table:style-name="Táblázat1.A2" office:value-type="float" office:value="44683">
            <text:p text:style-name="P20">30.</text:p>
          </table:table-cell>
          <table:table-cell table:style-name="Táblázat1.A2" office:value-type="float" office:value="3">
            <text:p text:style-name="P20">31.</text:p>
          </table:table-cell>
          <table:table-cell table:style-name="Táblázat1.A2" office:value-type="float" office:value="4">
            <text:p text:style-name="P20">01.</text:p>
          </table:table-cell>
          <table:table-cell table:style-name="Táblázat1.A2" office:value-type="float" office:value="5">
            <text:p text:style-name="P20">02.</text:p>
          </table:table-cell>
          <table:table-cell table:style-name="Táblázat1.A2" office:value-type="float" office:value="6">
            <text:p text:style-name="P20">03.</text:p>
          </table:table-cell>
          <table:table-cell table:style-name="Táblázat1.A2" office:value-type="float" office:value="7">
            <text:p text:style-name="P20">04.</text:p>
          </table:table-cell>
          <table:table-cell table:style-name="Táblázat1.G2" office:value-type="float" office:value="8">
            <text:p text:style-name="P20">05.</text:p>
          </table:table-cell>
        </table:table-row>
        <table:table-row>
          <table:table-cell table:style-name="Táblázat1.A3" office:value-type="string">
            <text:p text:style-name="P30">Reg</text:p>
          </table:table-cell>
          <table:table-cell table:style-name="Táblázat1.A3" office:value-type="string">
            <text:p text:style-name="P22">Reg</text:p>
          </table:table-cell>
          <table:table-cell table:style-name="Táblázat1.A3" office:value-type="string">
            <text:p text:style-name="P22">Reg</text:p>
          </table:table-cell>
          <table:table-cell table:style-name="Táblázat1.A3" office:value-type="string">
            <text:p text:style-name="P22">Reg</text:p>
          </table:table-cell>
          <table:table-cell table:style-name="Táblázat1.A3" office:value-type="string">
            <text:p text:style-name="P22">Reg</text:p>
          </table:table-cell>
          <table:table-cell table:style-name="Táblázat1.A3" office:value-type="string">
            <text:p text:style-name="P16">Reg</text:p>
          </table:table-cell>
          <table:table-cell table:style-name="Táblázat1.G3" office:value-type="string">
            <text:p text:style-name="P15">Reg</text:p>
          </table:table-cell>
        </table:table-row>
        <table:table-row>
          <table:table-cell table:style-name="Táblázat1.A3" office:value-type="string">
            <text:p text:style-name="P24"/>
          </table:table-cell>
          <table:table-cell table:style-name="Táblázat1.A3" office:value-type="string">
            <text:p text:style-name="P24"/>
          </table:table-cell>
          <table:table-cell table:style-name="Táblázat1.A3" office:value-type="string">
            <text:p text:style-name="P24"/>
          </table:table-cell>
          <table:table-cell table:style-name="Táblázat1.A3" office:value-type="string">
            <text:p text:style-name="P24"/>
          </table:table-cell>
          <table:table-cell table:style-name="Táblázat1.A3" office:value-type="string">
            <text:p text:style-name="P24"/>
          </table:table-cell>
          <table:table-cell table:style-name="Táblázat1.A3" office:value-type="string">
            <text:p text:style-name="P18"/>
          </table:table-cell>
          <table:table-cell table:style-name="Táblázat1.G3" office:value-type="string">
            <text:p text:style-name="P18"/>
          </table:table-cell>
        </table:table-row>
        <table:table-row>
          <table:table-cell table:style-name="Táblázat1.A3" office:value-type="string">
            <text:p text:style-name="P10">Esti</text:p>
          </table:table-cell>
          <table:table-cell table:style-name="Táblázat1.A3" office:value-type="string">
            <text:p text:style-name="P11">Esti</text:p>
          </table:table-cell>
          <table:table-cell table:style-name="Táblázat1.A3" office:value-type="string">
            <text:p text:style-name="P11">Esti</text:p>
          </table:table-cell>
          <table:table-cell table:style-name="Táblázat1.A3" office:value-type="string">
            <text:p text:style-name="P11">Esti</text:p>
          </table:table-cell>
          <table:table-cell table:style-name="Táblázat1.A3" office:value-type="string">
            <text:p text:style-name="P11">Esti</text:p>
          </table:table-cell>
          <table:table-cell table:style-name="Táblázat1.A3" office:value-type="string">
            <text:p text:style-name="P11">Esti</text:p>
          </table:table-cell>
          <table:table-cell table:style-name="Táblázat1.G3" office:value-type="string">
            <text:p text:style-name="P11">Esti</text:p>
          </table:table-cell>
        </table:table-row>
      </table:table>
      <text:p text:style-name="P26"><text:tab/><text:page-number text:select-page="current">1</text:page-number>.o</text:p>
      <text:p text:style-name="P25"><text:span text:style-name="T3"><text:tab/></text:span><text:span text:style-name="T1">Hétfő</text:span><text:span text:style-name="T2"><text:tab/></text:span><text:span text:style-name="T1">Esti</text:span></text:p>
      <text:p text:style-name="P8"><text:span text:style-name="T6"><text:tab/></text:span><text:span text:style-name="T7">2022. május </text:span><text:span text:style-name="T8">30</text:span><text:span text:style-name="T7">., 21:00</text:span></text:p>
      <text:p text:style-name="P9"><text:tab/><text:tab/>2 x 100mg Lopnex</text:p>
      <text:p text:style-name="P9"><text:tab/><text:tab/>2 x 0,5 mg Rivotril</text:p>
      <text:p text:style-name="P5"><text:tab/><text:tab/>május - június</text:p>
      <table:table table:name="Táblázat13" table:style-name="Táblázat13">
        <table:table-column table:style-name="Táblázat13.A" table:number-columns-repeated="6"/>
        <table:table-column table:style-name="Táblázat13.G"/>
        <table:table-row>
          <table:table-cell table:style-name="Táblázat13.A1" office:value-type="string">
            <text:p text:style-name="P14">H</text:p>
          </table:table-cell>
          <table:table-cell table:style-name="Táblázat13.A1" office:value-type="string">
            <text:p text:style-name="P14">K</text:p>
          </table:table-cell>
          <table:table-cell table:style-name="Táblázat13.A1" office:value-type="string">
            <text:p text:style-name="P14">Sze</text:p>
          </table:table-cell>
          <table:table-cell table:style-name="Táblázat13.A1" office:value-type="string">
            <text:p text:style-name="P14">Cs</text:p>
          </table:table-cell>
          <table:table-cell table:style-name="Táblázat13.A1" office:value-type="string">
            <text:p text:style-name="P14">P</text:p>
          </table:table-cell>
          <table:table-cell table:style-name="Táblázat13.A1" office:value-type="string">
            <text:p text:style-name="P14">Szo</text:p>
          </table:table-cell>
          <table:table-cell table:style-name="Táblázat13.G1" office:value-type="string">
            <text:p text:style-name="P14">V</text:p>
          </table:table-cell>
        </table:table-row>
        <table:table-row>
          <table:table-cell table:style-name="Táblázat13.A2" office:value-type="float" office:value="44683">
            <text:p text:style-name="P20">30.</text:p>
          </table:table-cell>
          <table:table-cell table:style-name="Táblázat13.A2" office:value-type="float" office:value="3">
            <text:p text:style-name="P20">31.</text:p>
          </table:table-cell>
          <table:table-cell table:style-name="Táblázat13.A2" office:value-type="float" office:value="4">
            <text:p text:style-name="P20">01.</text:p>
          </table:table-cell>
          <table:table-cell table:style-name="Táblázat13.A2" office:value-type="float" office:value="5">
            <text:p text:style-name="P20">02.</text:p>
          </table:table-cell>
          <table:table-cell table:style-name="Táblázat13.A2" office:value-type="float" office:value="6">
            <text:p text:style-name="P20">03.</text:p>
          </table:table-cell>
          <table:table-cell table:style-name="Táblázat13.A2" office:value-type="float" office:value="7">
            <text:p text:style-name="P20">04.</text:p>
          </table:table-cell>
          <table:table-cell table:style-name="Táblázat13.G2" office:value-type="float" office:value="8">
            <text:p text:style-name="P20">05.</text:p>
          </table:table-cell>
        </table:table-row>
        <table:table-row>
          <table:table-cell table:style-name="Táblázat13.A3" office:value-type="string">
            <text:p text:style-name="P22">Reg</text:p>
          </table:table-cell>
          <table:table-cell table:style-name="Táblázat13.A3" office:value-type="string">
            <text:p text:style-name="P22">Reg</text:p>
          </table:table-cell>
          <table:table-cell table:style-name="Táblázat13.A3" office:value-type="string">
            <text:p text:style-name="P22">Reg</text:p>
          </table:table-cell>
          <table:table-cell table:style-name="Táblázat13.A3" office:value-type="string">
            <text:p text:style-name="P22">Reg</text:p>
          </table:table-cell>
          <table:table-cell table:style-name="Táblázat13.A3" office:value-type="string">
            <text:p text:style-name="P22">Reg</text:p>
          </table:table-cell>
          <table:table-cell table:style-name="Táblázat13.A3" office:value-type="string">
            <text:p text:style-name="P11">Reg</text:p>
          </table:table-cell>
          <table:table-cell table:style-name="Táblázat13.G3" office:value-type="string">
            <text:p text:style-name="P16">Reg</text:p>
          </table:table-cell>
        </table:table-row>
        <table:table-row>
          <table:table-cell table:style-name="Táblázat13.A3" office:value-type="string">
            <text:p text:style-name="P24"/>
          </table:table-cell>
          <table:table-cell table:style-name="Táblázat13.A3" office:value-type="string">
            <text:p text:style-name="P24"/>
          </table:table-cell>
          <table:table-cell table:style-name="Táblázat13.A3" office:value-type="string">
            <text:p text:style-name="P24"/>
          </table:table-cell>
          <table:table-cell table:style-name="Táblázat13.A3" office:value-type="string">
            <text:p text:style-name="P24"/>
          </table:table-cell>
          <table:table-cell table:style-name="Táblázat13.A3" office:value-type="string">
            <text:p text:style-name="P24"/>
          </table:table-cell>
          <table:table-cell table:style-name="Táblázat13.A3" office:value-type="string">
            <text:p text:style-name="P18"/>
          </table:table-cell>
          <table:table-cell table:style-name="Táblázat13.G3" office:value-type="string">
            <text:p text:style-name="P18"/>
          </table:table-cell>
        </table:table-row>
        <table:table-row>
          <table:table-cell table:style-name="Táblázat13.A3" office:value-type="string">
            <text:p text:style-name="P29">Esti</text:p>
          </table:table-cell>
          <table:table-cell table:style-name="Táblázat13.A3" office:value-type="string">
            <text:p text:style-name="P11">Esti</text:p>
          </table:table-cell>
          <table:table-cell table:style-name="Táblázat13.A3" office:value-type="string">
            <text:p text:style-name="P11">Esti</text:p>
          </table:table-cell>
          <table:table-cell table:style-name="Táblázat13.A3" office:value-type="string">
            <text:p text:style-name="P11">Esti</text:p>
          </table:table-cell>
          <table:table-cell table:style-name="Táblázat13.A3" office:value-type="string">
            <text:p text:style-name="P11">Esti</text:p>
          </table:table-cell>
          <table:table-cell table:style-name="Táblázat13.A3" office:value-type="string">
            <text:p text:style-name="P11">Esti</text:p>
          </table:table-cell>
          <table:table-cell table:style-name="Táblázat13.G3" office:value-type="string">
            <text:p text:style-name="P11">Esti</text:p>
          </table:table-cell>
        </table:table-row>
      </table:table>
      <text:p text:style-name="P26"><text:tab/><text:page-number text:select-page="current">2</text:page-number>.o</text:p>
      <text:p text:style-name="P25"><text:span text:style-name="T3"><text:tab/></text:span><text:span text:style-name="T1">Kedd</text:span><text:span text:style-name="T2"><text:tab/></text:span><text:span text:style-name="T1">Reggeli</text:span></text:p>
      <text:p text:style-name="P8"><text:span text:style-name="T6"><text:tab/></text:span><text:span text:style-name="T7">2022. május </text:span><text:span text:style-name="T8">31</text:span><text:span text:style-name="T7">., 08:00</text:span></text:p>
      <text:p text:style-name="P8"><text:span text:style-name="T7"><text:tab/><text:tab/></text:span><text:span text:style-name="T9">25 mg Leponex</text:span></text:p>
      <text:p text:style-name="P9"/>
      <text:p text:style-name="P5"><text:tab/><text:tab/>május - június</text:p>
      <table:table table:name="Táblázat14" table:style-name="Táblázat14">
        <table:table-column table:style-name="Táblázat14.A" table:number-columns-repeated="6"/>
        <table:table-column table:style-name="Táblázat14.G"/>
        <table:table-row>
          <table:table-cell table:style-name="Táblázat14.A1" office:value-type="string">
            <text:p text:style-name="P14">H</text:p>
          </table:table-cell>
          <table:table-cell table:style-name="Táblázat14.A1" office:value-type="string">
            <text:p text:style-name="P14">K</text:p>
          </table:table-cell>
          <table:table-cell table:style-name="Táblázat14.A1" office:value-type="string">
            <text:p text:style-name="P14">Sze</text:p>
          </table:table-cell>
          <table:table-cell table:style-name="Táblázat14.A1" office:value-type="string">
            <text:p text:style-name="P14">Cs</text:p>
          </table:table-cell>
          <table:table-cell table:style-name="Táblázat14.A1" office:value-type="string">
            <text:p text:style-name="P14">P</text:p>
          </table:table-cell>
          <table:table-cell table:style-name="Táblázat14.A1" office:value-type="string">
            <text:p text:style-name="P14">Szo</text:p>
          </table:table-cell>
          <table:table-cell table:style-name="Táblázat14.G1" office:value-type="string">
            <text:p text:style-name="P14">V</text:p>
          </table:table-cell>
        </table:table-row>
        <table:table-row>
          <table:table-cell table:style-name="Táblázat14.A2" office:value-type="float" office:value="44683">
            <text:p text:style-name="P20">30.</text:p>
          </table:table-cell>
          <table:table-cell table:style-name="Táblázat14.A2" office:value-type="float" office:value="3">
            <text:p text:style-name="P20">31.</text:p>
          </table:table-cell>
          <table:table-cell table:style-name="Táblázat14.A2" office:value-type="float" office:value="4">
            <text:p text:style-name="P20">01.</text:p>
          </table:table-cell>
          <table:table-cell table:style-name="Táblázat14.A2" office:value-type="float" office:value="5">
            <text:p text:style-name="P20">02.</text:p>
          </table:table-cell>
          <table:table-cell table:style-name="Táblázat14.A2" office:value-type="float" office:value="6">
            <text:p text:style-name="P20">03.</text:p>
          </table:table-cell>
          <table:table-cell table:style-name="Táblázat14.A2" office:value-type="float" office:value="7">
            <text:p text:style-name="P20">04.</text:p>
          </table:table-cell>
          <table:table-cell table:style-name="Táblázat14.G2" office:value-type="float" office:value="8">
            <text:p text:style-name="P20">05.</text:p>
          </table:table-cell>
        </table:table-row>
        <table:table-row>
          <table:table-cell table:style-name="Táblázat14.A3" office:value-type="string">
            <text:p text:style-name="P22">Reg</text:p>
          </table:table-cell>
          <table:table-cell table:style-name="Táblázat14.A3" office:value-type="string">
            <text:p text:style-name="P30">Reg</text:p>
          </table:table-cell>
          <table:table-cell table:style-name="Táblázat14.A3" office:value-type="string">
            <text:p text:style-name="P22">Reg</text:p>
          </table:table-cell>
          <table:table-cell table:style-name="Táblázat14.A3" office:value-type="string">
            <text:p text:style-name="P22">Reg</text:p>
          </table:table-cell>
          <table:table-cell table:style-name="Táblázat14.A3" office:value-type="string">
            <text:p text:style-name="P22">Reg</text:p>
          </table:table-cell>
          <table:table-cell table:style-name="Táblázat14.A3" office:value-type="string">
            <text:p text:style-name="P11">Reg</text:p>
          </table:table-cell>
          <table:table-cell table:style-name="Táblázat14.G3" office:value-type="string">
            <text:p text:style-name="P15">Reg</text:p>
          </table:table-cell>
        </table:table-row>
        <table:table-row>
          <table:table-cell table:style-name="Táblázat14.A3" office:value-type="string">
            <text:p text:style-name="P24"/>
          </table:table-cell>
          <table:table-cell table:style-name="Táblázat14.A3" office:value-type="string">
            <text:p text:style-name="P24"/>
          </table:table-cell>
          <table:table-cell table:style-name="Táblázat14.A3" office:value-type="string">
            <text:p text:style-name="P24"/>
          </table:table-cell>
          <table:table-cell table:style-name="Táblázat14.A3" office:value-type="string">
            <text:p text:style-name="P24"/>
          </table:table-cell>
          <table:table-cell table:style-name="Táblázat14.A3" office:value-type="string">
            <text:p text:style-name="P24"/>
          </table:table-cell>
          <table:table-cell table:style-name="Táblázat14.A3" office:value-type="string">
            <text:p text:style-name="P18"/>
          </table:table-cell>
          <table:table-cell table:style-name="Táblázat14.G3" office:value-type="string">
            <text:p text:style-name="P18"/>
          </table:table-cell>
        </table:table-row>
        <table:table-row>
          <table:table-cell table:style-name="Táblázat14.A3" office:value-type="string">
            <text:p text:style-name="P10">Esti</text:p>
          </table:table-cell>
          <table:table-cell table:style-name="Táblázat14.A3" office:value-type="string">
            <text:p text:style-name="P11">Esti</text:p>
          </table:table-cell>
          <table:table-cell table:style-name="Táblázat14.A3" office:value-type="string">
            <text:p text:style-name="P11">Esti</text:p>
          </table:table-cell>
          <table:table-cell table:style-name="Táblázat14.A3" office:value-type="string">
            <text:p text:style-name="P11">Esti</text:p>
          </table:table-cell>
          <table:table-cell table:style-name="Táblázat14.A3" office:value-type="string">
            <text:p text:style-name="P11">Esti</text:p>
          </table:table-cell>
          <table:table-cell table:style-name="Táblázat14.A3" office:value-type="string">
            <text:p text:style-name="P11">Esti</text:p>
          </table:table-cell>
          <table:table-cell table:style-name="Táblázat14.G3" office:value-type="string">
            <text:p text:style-name="P11">Esti</text:p>
          </table:table-cell>
        </table:table-row>
      </table:table>
      <text:p text:style-name="P26"><text:tab/><text:page-number text:select-page="current">3</text:page-number>.o</text:p>
      <text:p text:style-name="P25"><text:span text:style-name="T3"><text:tab/></text:span><text:span text:style-name="T1">Kedd</text:span><text:span text:style-name="T2"><text:tab/></text:span><text:span text:style-name="T1">Esti</text:span></text:p>
      <text:p text:style-name="P8"><text:span text:style-name="T6"><text:tab/></text:span><text:span text:style-name="T7">2022. május </text:span><text:span text:style-name="T8">31</text:span><text:span text:style-name="T7">., 21:00</text:span></text:p>
      <text:p text:style-name="P9"><text:tab/><text:tab/>2 x 100mg Lopnex</text:p>
      <text:p text:style-name="P9"><text:tab/><text:tab/>2 x 0,5 mg Rivotril</text:p>
      <text:p text:style-name="P5"><text:tab/><text:tab/>május - június</text:p>
      <table:table table:name="Táblázat2" table:style-name="Táblázat2">
        <table:table-column table:style-name="Táblázat2.A" table:number-columns-repeated="6"/>
        <table:table-column table:style-name="Táblázat2.G"/>
        <table:table-row>
          <table:table-cell table:style-name="Táblázat2.A1" office:value-type="string">
            <text:p text:style-name="P14">H</text:p>
          </table:table-cell>
          <table:table-cell table:style-name="Táblázat2.A1" office:value-type="string">
            <text:p text:style-name="P14">K</text:p>
          </table:table-cell>
          <table:table-cell table:style-name="Táblázat2.A1" office:value-type="string">
            <text:p text:style-name="P14">Sze</text:p>
          </table:table-cell>
          <table:table-cell table:style-name="Táblázat2.A1" office:value-type="string">
            <text:p text:style-name="P14">Cs</text:p>
          </table:table-cell>
          <table:table-cell table:style-name="Táblázat2.A1" office:value-type="string">
            <text:p text:style-name="P14">P</text:p>
          </table:table-cell>
          <table:table-cell table:style-name="Táblázat2.A1" office:value-type="string">
            <text:p text:style-name="P14">Szo</text:p>
          </table:table-cell>
          <table:table-cell table:style-name="Táblázat2.G1" office:value-type="string">
            <text:p text:style-name="P14">V</text:p>
          </table:table-cell>
        </table:table-row>
        <table:table-row>
          <table:table-cell table:style-name="Táblázat2.A2" office:value-type="float" office:value="44683">
            <text:p text:style-name="P20">30.</text:p>
          </table:table-cell>
          <table:table-cell table:style-name="Táblázat2.A2" office:value-type="float" office:value="3">
            <text:p text:style-name="P20">31.</text:p>
          </table:table-cell>
          <table:table-cell table:style-name="Táblázat2.A2" office:value-type="float" office:value="4">
            <text:p text:style-name="P20">01.</text:p>
          </table:table-cell>
          <table:table-cell table:style-name="Táblázat2.A2" office:value-type="float" office:value="5">
            <text:p text:style-name="P20">02.</text:p>
          </table:table-cell>
          <table:table-cell table:style-name="Táblázat2.A2" office:value-type="float" office:value="6">
            <text:p text:style-name="P20">03.</text:p>
          </table:table-cell>
          <table:table-cell table:style-name="Táblázat2.A2" office:value-type="float" office:value="7">
            <text:p text:style-name="P20">04.</text:p>
          </table:table-cell>
          <table:table-cell table:style-name="Táblázat2.G2" office:value-type="float" office:value="8">
            <text:p text:style-name="P20">05.</text:p>
          </table:table-cell>
        </table:table-row>
        <table:table-row>
          <table:table-cell table:style-name="Táblázat2.A3" office:value-type="string">
            <text:p text:style-name="P22">Reg</text:p>
          </table:table-cell>
          <table:table-cell table:style-name="Táblázat2.A3" office:value-type="string">
            <text:p text:style-name="P22">Reg</text:p>
          </table:table-cell>
          <table:table-cell table:style-name="Táblázat2.A3" office:value-type="string">
            <text:p text:style-name="P22">Reg</text:p>
          </table:table-cell>
          <table:table-cell table:style-name="Táblázat2.A3" office:value-type="string">
            <text:p text:style-name="P22">Reg</text:p>
          </table:table-cell>
          <table:table-cell table:style-name="Táblázat2.A3" office:value-type="string">
            <text:p text:style-name="P22">Reg</text:p>
          </table:table-cell>
          <table:table-cell table:style-name="Táblázat2.A3" office:value-type="string">
            <text:p text:style-name="P11">Reg</text:p>
          </table:table-cell>
          <table:table-cell table:style-name="Táblázat2.G3" office:value-type="string">
            <text:p text:style-name="P15">Reg</text:p>
          </table:table-cell>
        </table:table-row>
        <table:table-row>
          <table:table-cell table:style-name="Táblázat2.A3" office:value-type="string">
            <text:p text:style-name="P24"/>
          </table:table-cell>
          <table:table-cell table:style-name="Táblázat2.A3" office:value-type="string">
            <text:p text:style-name="P24"/>
          </table:table-cell>
          <table:table-cell table:style-name="Táblázat2.A3" office:value-type="string">
            <text:p text:style-name="P24"/>
          </table:table-cell>
          <table:table-cell table:style-name="Táblázat2.A3" office:value-type="string">
            <text:p text:style-name="P24"/>
          </table:table-cell>
          <table:table-cell table:style-name="Táblázat2.A3" office:value-type="string">
            <text:p text:style-name="P24"/>
          </table:table-cell>
          <table:table-cell table:style-name="Táblázat2.A3" office:value-type="string">
            <text:p text:style-name="P18"/>
          </table:table-cell>
          <table:table-cell table:style-name="Táblázat2.G3" office:value-type="string">
            <text:p text:style-name="P18"/>
          </table:table-cell>
        </table:table-row>
        <table:table-row>
          <table:table-cell table:style-name="Táblázat2.A3" office:value-type="string">
            <text:p text:style-name="P10">Esti</text:p>
          </table:table-cell>
          <table:table-cell table:style-name="Táblázat2.A3" office:value-type="string">
            <text:p text:style-name="P28">Esti</text:p>
          </table:table-cell>
          <table:table-cell table:style-name="Táblázat2.A3" office:value-type="string">
            <text:p text:style-name="P11">Esti</text:p>
          </table:table-cell>
          <table:table-cell table:style-name="Táblázat2.A3" office:value-type="string">
            <text:p text:style-name="P11">Esti</text:p>
          </table:table-cell>
          <table:table-cell table:style-name="Táblázat2.A3" office:value-type="string">
            <text:p text:style-name="P11">Esti</text:p>
          </table:table-cell>
          <table:table-cell table:style-name="Táblázat2.A3" office:value-type="string">
            <text:p text:style-name="P11">Esti</text:p>
          </table:table-cell>
          <table:table-cell table:style-name="Táblázat2.G3" office:value-type="string">
            <text:p text:style-name="P11">Esti</text:p>
          </table:table-cell>
        </table:table-row>
      </table:table>
      <text:p text:style-name="P26"><text:tab/><text:page-number text:select-page="current">4</text:page-number>.o</text:p>
      <text:p text:style-name="P25"><text:span text:style-name="T3"><text:tab/></text:span><text:span text:style-name="T1">Szerda</text:span><text:span text:style-name="T2"><text:tab/></text:span><text:span text:style-name="T1">Reggeli</text:span></text:p>
      <text:p text:style-name="P8"><text:span text:style-name="T6"><text:tab/></text:span><text:span text:style-name="T7">2022. június </text:span><text:span text:style-name="T8">01</text:span><text:span text:style-name="T7">., 08:00</text:span></text:p>
      <text:p text:style-name="P8"><text:span text:style-name="T7"><text:tab/><text:tab/></text:span><text:span text:style-name="T9">25 mg Leponex</text:span></text:p>
      <text:p text:style-name="P9"/>
      <text:p text:style-name="P5"><text:tab/><text:tab/>május - június</text:p>
      <table:table table:name="Táblázat12" table:style-name="Táblázat12">
        <table:table-column table:style-name="Táblázat12.A" table:number-columns-repeated="6"/>
        <table:table-column table:style-name="Táblázat12.G"/>
        <table:table-row>
          <table:table-cell table:style-name="Táblázat12.A1" office:value-type="string">
            <text:p text:style-name="P14">H</text:p>
          </table:table-cell>
          <table:table-cell table:style-name="Táblázat12.A1" office:value-type="string">
            <text:p text:style-name="P14">K</text:p>
          </table:table-cell>
          <table:table-cell table:style-name="Táblázat12.A1" office:value-type="string">
            <text:p text:style-name="P14">Sze</text:p>
          </table:table-cell>
          <table:table-cell table:style-name="Táblázat12.A1" office:value-type="string">
            <text:p text:style-name="P14">Cs</text:p>
          </table:table-cell>
          <table:table-cell table:style-name="Táblázat12.A1" office:value-type="string">
            <text:p text:style-name="P14">P</text:p>
          </table:table-cell>
          <table:table-cell table:style-name="Táblázat12.A1" office:value-type="string">
            <text:p text:style-name="P14">Szo</text:p>
          </table:table-cell>
          <table:table-cell table:style-name="Táblázat12.G1" office:value-type="string">
            <text:p text:style-name="P14">V</text:p>
          </table:table-cell>
        </table:table-row>
        <table:table-row>
          <table:table-cell table:style-name="Táblázat12.A2" office:value-type="float" office:value="44683">
            <text:p text:style-name="P20">30.</text:p>
          </table:table-cell>
          <table:table-cell table:style-name="Táblázat12.A2" office:value-type="float" office:value="3">
            <text:p text:style-name="P20">31.</text:p>
          </table:table-cell>
          <table:table-cell table:style-name="Táblázat12.A2" office:value-type="float" office:value="4">
            <text:p text:style-name="P20">01.</text:p>
          </table:table-cell>
          <table:table-cell table:style-name="Táblázat12.A2" office:value-type="float" office:value="5">
            <text:p text:style-name="P20">02.</text:p>
          </table:table-cell>
          <table:table-cell table:style-name="Táblázat12.A2" office:value-type="float" office:value="6">
            <text:p text:style-name="P20">03.</text:p>
          </table:table-cell>
          <table:table-cell table:style-name="Táblázat12.A2" office:value-type="float" office:value="7">
            <text:p text:style-name="P20">04.</text:p>
          </table:table-cell>
          <table:table-cell table:style-name="Táblázat12.G2" office:value-type="float" office:value="8">
            <text:p text:style-name="P20">05.</text:p>
          </table:table-cell>
        </table:table-row>
        <table:table-row>
          <table:table-cell table:style-name="Táblázat12.A3" office:value-type="string">
            <text:p text:style-name="P22">Reg</text:p>
          </table:table-cell>
          <table:table-cell table:style-name="Táblázat12.A3" office:value-type="string">
            <text:p text:style-name="P22">Reg</text:p>
          </table:table-cell>
          <table:table-cell table:style-name="Táblázat12.A3" office:value-type="string">
            <text:p text:style-name="P30">Reg</text:p>
          </table:table-cell>
          <table:table-cell table:style-name="Táblázat12.A3" office:value-type="string">
            <text:p text:style-name="P22">Reg</text:p>
          </table:table-cell>
          <table:table-cell table:style-name="Táblázat12.A3" office:value-type="string">
            <text:p text:style-name="P22">Reg</text:p>
          </table:table-cell>
          <table:table-cell table:style-name="Táblázat12.A3" office:value-type="string">
            <text:p text:style-name="P11">Reg</text:p>
          </table:table-cell>
          <table:table-cell table:style-name="Táblázat12.G3" office:value-type="string">
            <text:p text:style-name="P15">Reg</text:p>
          </table:table-cell>
        </table:table-row>
        <table:table-row>
          <table:table-cell table:style-name="Táblázat12.A3" office:value-type="string">
            <text:p text:style-name="P24"/>
          </table:table-cell>
          <table:table-cell table:style-name="Táblázat12.A3" office:value-type="string">
            <text:p text:style-name="P24"/>
          </table:table-cell>
          <table:table-cell table:style-name="Táblázat12.A3" office:value-type="string">
            <text:p text:style-name="P24"/>
          </table:table-cell>
          <table:table-cell table:style-name="Táblázat12.A3" office:value-type="string">
            <text:p text:style-name="P24"/>
          </table:table-cell>
          <table:table-cell table:style-name="Táblázat12.A3" office:value-type="string">
            <text:p text:style-name="P24"/>
          </table:table-cell>
          <table:table-cell table:style-name="Táblázat12.A3" office:value-type="string">
            <text:p text:style-name="P18"/>
          </table:table-cell>
          <table:table-cell table:style-name="Táblázat12.G3" office:value-type="string">
            <text:p text:style-name="P18"/>
          </table:table-cell>
        </table:table-row>
        <table:table-row>
          <table:table-cell table:style-name="Táblázat12.A3" office:value-type="string">
            <text:p text:style-name="P10">Esti</text:p>
          </table:table-cell>
          <table:table-cell table:style-name="Táblázat12.A3" office:value-type="string">
            <text:p text:style-name="P11">Esti</text:p>
          </table:table-cell>
          <table:table-cell table:style-name="Táblázat12.A3" office:value-type="string">
            <text:p text:style-name="P11">Esti</text:p>
          </table:table-cell>
          <table:table-cell table:style-name="Táblázat12.A3" office:value-type="string">
            <text:p text:style-name="P11">Esti</text:p>
          </table:table-cell>
          <table:table-cell table:style-name="Táblázat12.A3" office:value-type="string">
            <text:p text:style-name="P11">Esti</text:p>
          </table:table-cell>
          <table:table-cell table:style-name="Táblázat12.A3" office:value-type="string">
            <text:p text:style-name="P11">Esti</text:p>
          </table:table-cell>
          <table:table-cell table:style-name="Táblázat12.G3" office:value-type="string">
            <text:p text:style-name="P11">Esti</text:p>
          </table:table-cell>
        </table:table-row>
      </table:table>
      <text:p text:style-name="P26"><text:tab/><text:page-number text:select-page="current">5</text:page-number>.o</text:p>
      <text:p text:style-name="P25"><text:span text:style-name="T3"><text:tab/></text:span><text:span text:style-name="T1">Szerda</text:span><text:span text:style-name="T2"><text:tab/></text:span><text:span text:style-name="T1">Esti</text:span></text:p>
      <text:p text:style-name="P8"><text:span text:style-name="T6"><text:tab/></text:span><text:span text:style-name="T7">2022. június </text:span><text:span text:style-name="T8">01</text:span><text:span text:style-name="T7">., 21:00</text:span></text:p>
      <text:p text:style-name="P9"><text:tab/><text:tab/>2 x 100mg Lopnex</text:p>
      <text:p text:style-name="P9"><text:tab/><text:tab/>2 x 0,5 mg Rivotril</text:p>
      <text:p text:style-name="P5"><text:tab/><text:tab/>május - június</text:p>
      <table:table table:name="Táblázat3" table:style-name="Táblázat3">
        <table:table-column table:style-name="Táblázat3.A" table:number-columns-repeated="6"/>
        <table:table-column table:style-name="Táblázat3.G"/>
        <table:table-row>
          <table:table-cell table:style-name="Táblázat3.A1" office:value-type="string">
            <text:p text:style-name="P14">H</text:p>
          </table:table-cell>
          <table:table-cell table:style-name="Táblázat3.A1" office:value-type="string">
            <text:p text:style-name="P14">K</text:p>
          </table:table-cell>
          <table:table-cell table:style-name="Táblázat3.A1" office:value-type="string">
            <text:p text:style-name="P14">Sze</text:p>
          </table:table-cell>
          <table:table-cell table:style-name="Táblázat3.A1" office:value-type="string">
            <text:p text:style-name="P14">Cs</text:p>
          </table:table-cell>
          <table:table-cell table:style-name="Táblázat3.A1" office:value-type="string">
            <text:p text:style-name="P14">P</text:p>
          </table:table-cell>
          <table:table-cell table:style-name="Táblázat3.A1" office:value-type="string">
            <text:p text:style-name="P14">Szo</text:p>
          </table:table-cell>
          <table:table-cell table:style-name="Táblázat3.G1" office:value-type="string">
            <text:p text:style-name="P14">V</text:p>
          </table:table-cell>
        </table:table-row>
        <table:table-row>
          <table:table-cell table:style-name="Táblázat3.A2" office:value-type="float" office:value="44683">
            <text:p text:style-name="P20">30.</text:p>
          </table:table-cell>
          <table:table-cell table:style-name="Táblázat3.A2" office:value-type="float" office:value="3">
            <text:p text:style-name="P20">31.</text:p>
          </table:table-cell>
          <table:table-cell table:style-name="Táblázat3.A2" office:value-type="float" office:value="4">
            <text:p text:style-name="P20">01.</text:p>
          </table:table-cell>
          <table:table-cell table:style-name="Táblázat3.A2" office:value-type="float" office:value="5">
            <text:p text:style-name="P20">02.</text:p>
          </table:table-cell>
          <table:table-cell table:style-name="Táblázat3.A2" office:value-type="float" office:value="6">
            <text:p text:style-name="P20">03.</text:p>
          </table:table-cell>
          <table:table-cell table:style-name="Táblázat3.A2" office:value-type="float" office:value="7">
            <text:p text:style-name="P20">04.</text:p>
          </table:table-cell>
          <table:table-cell table:style-name="Táblázat3.G2" office:value-type="float" office:value="8">
            <text:p text:style-name="P20">05.</text:p>
          </table:table-cell>
        </table:table-row>
        <table:table-row>
          <table:table-cell table:style-name="Táblázat3.A3" office:value-type="string">
            <text:p text:style-name="P22">Reg</text:p>
          </table:table-cell>
          <table:table-cell table:style-name="Táblázat3.A3" office:value-type="string">
            <text:p text:style-name="P22">Reg</text:p>
          </table:table-cell>
          <table:table-cell table:style-name="Táblázat3.A3" office:value-type="string">
            <text:p text:style-name="P22">Reg</text:p>
          </table:table-cell>
          <table:table-cell table:style-name="Táblázat3.A3" office:value-type="string">
            <text:p text:style-name="P22">Reg</text:p>
          </table:table-cell>
          <table:table-cell table:style-name="Táblázat3.A3" office:value-type="string">
            <text:p text:style-name="P22">Reg</text:p>
          </table:table-cell>
          <table:table-cell table:style-name="Táblázat3.A3" office:value-type="string">
            <text:p text:style-name="P11">Reg</text:p>
          </table:table-cell>
          <table:table-cell table:style-name="Táblázat3.G3" office:value-type="string">
            <text:p text:style-name="P15">Reg</text:p>
          </table:table-cell>
        </table:table-row>
        <table:table-row>
          <table:table-cell table:style-name="Táblázat3.A3" office:value-type="string">
            <text:p text:style-name="P24"/>
          </table:table-cell>
          <table:table-cell table:style-name="Táblázat3.A3" office:value-type="string">
            <text:p text:style-name="P24"/>
          </table:table-cell>
          <table:table-cell table:style-name="Táblázat3.A3" office:value-type="string">
            <text:p text:style-name="P24"/>
          </table:table-cell>
          <table:table-cell table:style-name="Táblázat3.A3" office:value-type="string">
            <text:p text:style-name="P24"/>
          </table:table-cell>
          <table:table-cell table:style-name="Táblázat3.A3" office:value-type="string">
            <text:p text:style-name="P24"/>
          </table:table-cell>
          <table:table-cell table:style-name="Táblázat3.A3" office:value-type="string">
            <text:p text:style-name="P18"/>
          </table:table-cell>
          <table:table-cell table:style-name="Táblázat3.G3" office:value-type="string">
            <text:p text:style-name="P18"/>
          </table:table-cell>
        </table:table-row>
        <table:table-row>
          <table:table-cell table:style-name="Táblázat3.A3" office:value-type="string">
            <text:p text:style-name="P10">Esti</text:p>
          </table:table-cell>
          <table:table-cell table:style-name="Táblázat3.A3" office:value-type="string">
            <text:p text:style-name="P11">Esti</text:p>
          </table:table-cell>
          <table:table-cell table:style-name="Táblázat3.A3" office:value-type="string">
            <text:p text:style-name="P28">Esti</text:p>
          </table:table-cell>
          <table:table-cell table:style-name="Táblázat3.A3" office:value-type="string">
            <text:p text:style-name="P11">Esti</text:p>
          </table:table-cell>
          <table:table-cell table:style-name="Táblázat3.A3" office:value-type="string">
            <text:p text:style-name="P11">Esti</text:p>
          </table:table-cell>
          <table:table-cell table:style-name="Táblázat3.A3" office:value-type="string">
            <text:p text:style-name="P11">Esti</text:p>
          </table:table-cell>
          <table:table-cell table:style-name="Táblázat3.G3" office:value-type="string">
            <text:p text:style-name="P11">Esti</text:p>
          </table:table-cell>
        </table:table-row>
      </table:table>
      <text:p text:style-name="P26"><text:tab/><text:page-number text:select-page="current">6</text:page-number>.o</text:p>
      <text:p text:style-name="P25"><text:span text:style-name="T3"><text:tab/></text:span><text:span text:style-name="T1">Csütörtök</text:span><text:span text:style-name="T2"><text:tab/></text:span><text:span text:style-name="T1">Reggeli</text:span></text:p>
      <text:p text:style-name="P8"><text:span text:style-name="T6"><text:tab/></text:span><text:span text:style-name="T7">2022. június </text:span><text:span text:style-name="T8">02</text:span><text:span text:style-name="T7">., 08:00</text:span></text:p>
      <text:p text:style-name="P8"><text:span text:style-name="T7"><text:tab/><text:tab/></text:span><text:span text:style-name="T9">25 mg Leponex</text:span></text:p>
      <text:p text:style-name="P9"/>
      <text:p text:style-name="P5"><text:tab/><text:tab/>május - június</text:p>
      <table:table table:name="Táblázat10" table:style-name="Táblázat10">
        <table:table-column table:style-name="Táblázat10.A" table:number-columns-repeated="6"/>
        <table:table-column table:style-name="Táblázat10.G"/>
        <table:table-row>
          <table:table-cell table:style-name="Táblázat10.A1" office:value-type="string">
            <text:p text:style-name="P14">H</text:p>
          </table:table-cell>
          <table:table-cell table:style-name="Táblázat10.A1" office:value-type="string">
            <text:p text:style-name="P14">K</text:p>
          </table:table-cell>
          <table:table-cell table:style-name="Táblázat10.A1" office:value-type="string">
            <text:p text:style-name="P14">Sze</text:p>
          </table:table-cell>
          <table:table-cell table:style-name="Táblázat10.A1" office:value-type="string">
            <text:p text:style-name="P14">Cs</text:p>
          </table:table-cell>
          <table:table-cell table:style-name="Táblázat10.A1" office:value-type="string">
            <text:p text:style-name="P14">P</text:p>
          </table:table-cell>
          <table:table-cell table:style-name="Táblázat10.A1" office:value-type="string">
            <text:p text:style-name="P14">Szo</text:p>
          </table:table-cell>
          <table:table-cell table:style-name="Táblázat10.G1" office:value-type="string">
            <text:p text:style-name="P14">V</text:p>
          </table:table-cell>
        </table:table-row>
        <table:table-row>
          <table:table-cell table:style-name="Táblázat10.A2" office:value-type="float" office:value="44683">
            <text:p text:style-name="P20">30.</text:p>
          </table:table-cell>
          <table:table-cell table:style-name="Táblázat10.A2" office:value-type="float" office:value="3">
            <text:p text:style-name="P20">31.</text:p>
          </table:table-cell>
          <table:table-cell table:style-name="Táblázat10.A2" office:value-type="float" office:value="4">
            <text:p text:style-name="P20">01.</text:p>
          </table:table-cell>
          <table:table-cell table:style-name="Táblázat10.A2" office:value-type="float" office:value="5">
            <text:p text:style-name="P20">02.</text:p>
          </table:table-cell>
          <table:table-cell table:style-name="Táblázat10.A2" office:value-type="float" office:value="6">
            <text:p text:style-name="P20">03.</text:p>
          </table:table-cell>
          <table:table-cell table:style-name="Táblázat10.A2" office:value-type="float" office:value="7">
            <text:p text:style-name="P20">04.</text:p>
          </table:table-cell>
          <table:table-cell table:style-name="Táblázat10.G2" office:value-type="float" office:value="8">
            <text:p text:style-name="P20">05.</text:p>
          </table:table-cell>
        </table:table-row>
        <table:table-row>
          <table:table-cell table:style-name="Táblázat10.A3" office:value-type="string">
            <text:p text:style-name="P22">Reg</text:p>
          </table:table-cell>
          <table:table-cell table:style-name="Táblázat10.A3" office:value-type="string">
            <text:p text:style-name="P22">Reg</text:p>
          </table:table-cell>
          <table:table-cell table:style-name="Táblázat10.A3" office:value-type="string">
            <text:p text:style-name="P22">Reg</text:p>
          </table:table-cell>
          <table:table-cell table:style-name="Táblázat10.A3" office:value-type="string">
            <text:p text:style-name="P30">Reg</text:p>
          </table:table-cell>
          <table:table-cell table:style-name="Táblázat10.A3" office:value-type="string">
            <text:p text:style-name="P22">Reg</text:p>
          </table:table-cell>
          <table:table-cell table:style-name="Táblázat10.A3" office:value-type="string">
            <text:p text:style-name="P11">Reg</text:p>
          </table:table-cell>
          <table:table-cell table:style-name="Táblázat10.G3" office:value-type="string">
            <text:p text:style-name="P15">Reg</text:p>
          </table:table-cell>
        </table:table-row>
        <table:table-row>
          <table:table-cell table:style-name="Táblázat10.A3" office:value-type="string">
            <text:p text:style-name="P24"/>
          </table:table-cell>
          <table:table-cell table:style-name="Táblázat10.A3" office:value-type="string">
            <text:p text:style-name="P24"/>
          </table:table-cell>
          <table:table-cell table:style-name="Táblázat10.A3" office:value-type="string">
            <text:p text:style-name="P24"/>
          </table:table-cell>
          <table:table-cell table:style-name="Táblázat10.A3" office:value-type="string">
            <text:p text:style-name="P24"/>
          </table:table-cell>
          <table:table-cell table:style-name="Táblázat10.A3" office:value-type="string">
            <text:p text:style-name="P24"/>
          </table:table-cell>
          <table:table-cell table:style-name="Táblázat10.A3" office:value-type="string">
            <text:p text:style-name="P18"/>
          </table:table-cell>
          <table:table-cell table:style-name="Táblázat10.G3" office:value-type="string">
            <text:p text:style-name="P18"/>
          </table:table-cell>
        </table:table-row>
        <table:table-row>
          <table:table-cell table:style-name="Táblázat10.A3" office:value-type="string">
            <text:p text:style-name="P10">Esti</text:p>
          </table:table-cell>
          <table:table-cell table:style-name="Táblázat10.A3" office:value-type="string">
            <text:p text:style-name="P11">Esti</text:p>
          </table:table-cell>
          <table:table-cell table:style-name="Táblázat10.A3" office:value-type="string">
            <text:p text:style-name="P11">Esti</text:p>
          </table:table-cell>
          <table:table-cell table:style-name="Táblázat10.A3" office:value-type="string">
            <text:p text:style-name="P11">Esti</text:p>
          </table:table-cell>
          <table:table-cell table:style-name="Táblázat10.A3" office:value-type="string">
            <text:p text:style-name="P11">Esti</text:p>
          </table:table-cell>
          <table:table-cell table:style-name="Táblázat10.A3" office:value-type="string">
            <text:p text:style-name="P11">Esti</text:p>
          </table:table-cell>
          <table:table-cell table:style-name="Táblázat10.G3" office:value-type="string">
            <text:p text:style-name="P11">Esti</text:p>
          </table:table-cell>
        </table:table-row>
      </table:table>
      <text:p text:style-name="P26"><text:tab/><text:page-number text:select-page="current">7</text:page-number>.o</text:p>
      <text:p text:style-name="P25"><text:span text:style-name="T3"><text:tab/></text:span><text:span text:style-name="T1">Csütörtök</text:span><text:span text:style-name="T2"><text:tab/></text:span><text:span text:style-name="T1">Esti</text:span></text:p>
      <text:p text:style-name="P8"><text:span text:style-name="T6"><text:tab/></text:span><text:span text:style-name="T7">2022. június </text:span><text:span text:style-name="T8">02</text:span><text:span text:style-name="T7">., 21:00</text:span></text:p>
      <text:p text:style-name="P9"><text:tab/><text:tab/>2 x 100mg Lopnex</text:p>
      <text:p text:style-name="P9"><text:tab/><text:tab/>2 x 0,5 mg Rivotril</text:p>
      <text:p text:style-name="P5"><text:tab/><text:tab/>május - június</text:p>
      <table:table table:name="Táblázat4" table:style-name="Táblázat4">
        <table:table-column table:style-name="Táblázat4.A" table:number-columns-repeated="6"/>
        <table:table-column table:style-name="Táblázat4.G"/>
        <table:table-row>
          <table:table-cell table:style-name="Táblázat4.A1" office:value-type="string">
            <text:p text:style-name="P14">H</text:p>
          </table:table-cell>
          <table:table-cell table:style-name="Táblázat4.A1" office:value-type="string">
            <text:p text:style-name="P14">K</text:p>
          </table:table-cell>
          <table:table-cell table:style-name="Táblázat4.A1" office:value-type="string">
            <text:p text:style-name="P14">Sze</text:p>
          </table:table-cell>
          <table:table-cell table:style-name="Táblázat4.A1" office:value-type="string">
            <text:p text:style-name="P14">Cs</text:p>
          </table:table-cell>
          <table:table-cell table:style-name="Táblázat4.A1" office:value-type="string">
            <text:p text:style-name="P14">P</text:p>
          </table:table-cell>
          <table:table-cell table:style-name="Táblázat4.A1" office:value-type="string">
            <text:p text:style-name="P14">Szo</text:p>
          </table:table-cell>
          <table:table-cell table:style-name="Táblázat4.G1" office:value-type="string">
            <text:p text:style-name="P14">V</text:p>
          </table:table-cell>
        </table:table-row>
        <table:table-row>
          <table:table-cell table:style-name="Táblázat4.A2" office:value-type="float" office:value="44683">
            <text:p text:style-name="P20">30.</text:p>
          </table:table-cell>
          <table:table-cell table:style-name="Táblázat4.A2" office:value-type="float" office:value="3">
            <text:p text:style-name="P20">31.</text:p>
          </table:table-cell>
          <table:table-cell table:style-name="Táblázat4.A2" office:value-type="float" office:value="4">
            <text:p text:style-name="P20">01.</text:p>
          </table:table-cell>
          <table:table-cell table:style-name="Táblázat4.A2" office:value-type="float" office:value="5">
            <text:p text:style-name="P20">02.</text:p>
          </table:table-cell>
          <table:table-cell table:style-name="Táblázat4.A2" office:value-type="float" office:value="6">
            <text:p text:style-name="P20">03.</text:p>
          </table:table-cell>
          <table:table-cell table:style-name="Táblázat4.A2" office:value-type="float" office:value="7">
            <text:p text:style-name="P20">04.</text:p>
          </table:table-cell>
          <table:table-cell table:style-name="Táblázat4.G2" office:value-type="float" office:value="8">
            <text:p text:style-name="P20">05.</text:p>
          </table:table-cell>
        </table:table-row>
        <table:table-row>
          <table:table-cell table:style-name="Táblázat4.A3" office:value-type="string">
            <text:p text:style-name="P22">Reg</text:p>
          </table:table-cell>
          <table:table-cell table:style-name="Táblázat4.A3" office:value-type="string">
            <text:p text:style-name="P22">Reg</text:p>
          </table:table-cell>
          <table:table-cell table:style-name="Táblázat4.A3" office:value-type="string">
            <text:p text:style-name="P22">Reg</text:p>
          </table:table-cell>
          <table:table-cell table:style-name="Táblázat4.A3" office:value-type="string">
            <text:p text:style-name="P22">Reg</text:p>
          </table:table-cell>
          <table:table-cell table:style-name="Táblázat4.A3" office:value-type="string">
            <text:p text:style-name="P22">Reg</text:p>
          </table:table-cell>
          <table:table-cell table:style-name="Táblázat4.A3" office:value-type="string">
            <text:p text:style-name="P11">Reg</text:p>
          </table:table-cell>
          <table:table-cell table:style-name="Táblázat4.G3" office:value-type="string">
            <text:p text:style-name="P15">Reg</text:p>
          </table:table-cell>
        </table:table-row>
        <table:table-row>
          <table:table-cell table:style-name="Táblázat4.A3" office:value-type="string">
            <text:p text:style-name="P24"/>
          </table:table-cell>
          <table:table-cell table:style-name="Táblázat4.A3" office:value-type="string">
            <text:p text:style-name="P24"/>
          </table:table-cell>
          <table:table-cell table:style-name="Táblázat4.A3" office:value-type="string">
            <text:p text:style-name="P24"/>
          </table:table-cell>
          <table:table-cell table:style-name="Táblázat4.A3" office:value-type="string">
            <text:p text:style-name="P24"/>
          </table:table-cell>
          <table:table-cell table:style-name="Táblázat4.A3" office:value-type="string">
            <text:p text:style-name="P24"/>
          </table:table-cell>
          <table:table-cell table:style-name="Táblázat4.A3" office:value-type="string">
            <text:p text:style-name="P18"/>
          </table:table-cell>
          <table:table-cell table:style-name="Táblázat4.G3" office:value-type="string">
            <text:p text:style-name="P18"/>
          </table:table-cell>
        </table:table-row>
        <table:table-row>
          <table:table-cell table:style-name="Táblázat4.A3" office:value-type="string">
            <text:p text:style-name="P10">Esti</text:p>
          </table:table-cell>
          <table:table-cell table:style-name="Táblázat4.A3" office:value-type="string">
            <text:p text:style-name="P11">Esti</text:p>
          </table:table-cell>
          <table:table-cell table:style-name="Táblázat4.A3" office:value-type="string">
            <text:p text:style-name="P11">Esti</text:p>
          </table:table-cell>
          <table:table-cell table:style-name="Táblázat4.A3" office:value-type="string">
            <text:p text:style-name="P28">Esti</text:p>
          </table:table-cell>
          <table:table-cell table:style-name="Táblázat4.A3" office:value-type="string">
            <text:p text:style-name="P11">Esti</text:p>
          </table:table-cell>
          <table:table-cell table:style-name="Táblázat4.A3" office:value-type="string">
            <text:p text:style-name="P11">Esti</text:p>
          </table:table-cell>
          <table:table-cell table:style-name="Táblázat4.G3" office:value-type="string">
            <text:p text:style-name="P11">Esti</text:p>
          </table:table-cell>
        </table:table-row>
      </table:table>
      <text:p text:style-name="P26"><text:tab/><text:page-number text:select-page="current">8</text:page-number>.o</text:p>
      <text:p text:style-name="P25"><text:span text:style-name="T3"><text:tab/></text:span><text:span text:style-name="T1">Péntek</text:span><text:span text:style-name="T2"><text:tab/></text:span><text:span text:style-name="T1">Reggeli</text:span></text:p>
      <text:p text:style-name="P8"><text:span text:style-name="T6"><text:tab/></text:span><text:span text:style-name="T7">2022. június </text:span><text:span text:style-name="T8">03</text:span><text:span text:style-name="T7">., 08:00</text:span></text:p>
      <text:p text:style-name="P8"><text:span text:style-name="T7"><text:tab/><text:tab/></text:span><text:span text:style-name="T9">25 mg Leponex</text:span></text:p>
      <text:p text:style-name="P9"/>
      <text:p text:style-name="P5"><text:tab/><text:tab/>május - június</text:p>
      <table:table table:name="Táblázat9" table:style-name="Táblázat9">
        <table:table-column table:style-name="Táblázat9.A" table:number-columns-repeated="6"/>
        <table:table-column table:style-name="Táblázat9.G"/>
        <table:table-row>
          <table:table-cell table:style-name="Táblázat9.A1" office:value-type="string">
            <text:p text:style-name="P14">H</text:p>
          </table:table-cell>
          <table:table-cell table:style-name="Táblázat9.A1" office:value-type="string">
            <text:p text:style-name="P14">K</text:p>
          </table:table-cell>
          <table:table-cell table:style-name="Táblázat9.A1" office:value-type="string">
            <text:p text:style-name="P14">Sze</text:p>
          </table:table-cell>
          <table:table-cell table:style-name="Táblázat9.A1" office:value-type="string">
            <text:p text:style-name="P14">Cs</text:p>
          </table:table-cell>
          <table:table-cell table:style-name="Táblázat9.A1" office:value-type="string">
            <text:p text:style-name="P14">P</text:p>
          </table:table-cell>
          <table:table-cell table:style-name="Táblázat9.A1" office:value-type="string">
            <text:p text:style-name="P14">Szo</text:p>
          </table:table-cell>
          <table:table-cell table:style-name="Táblázat9.G1" office:value-type="string">
            <text:p text:style-name="P14">V</text:p>
          </table:table-cell>
        </table:table-row>
        <table:table-row>
          <table:table-cell table:style-name="Táblázat9.A2" office:value-type="float" office:value="44683">
            <text:p text:style-name="P20">30.</text:p>
          </table:table-cell>
          <table:table-cell table:style-name="Táblázat9.A2" office:value-type="float" office:value="3">
            <text:p text:style-name="P20">31.</text:p>
          </table:table-cell>
          <table:table-cell table:style-name="Táblázat9.A2" office:value-type="float" office:value="4">
            <text:p text:style-name="P20">01.</text:p>
          </table:table-cell>
          <table:table-cell table:style-name="Táblázat9.A2" office:value-type="float" office:value="5">
            <text:p text:style-name="P20">02.</text:p>
          </table:table-cell>
          <table:table-cell table:style-name="Táblázat9.A2" office:value-type="float" office:value="6">
            <text:p text:style-name="P20">03.</text:p>
          </table:table-cell>
          <table:table-cell table:style-name="Táblázat9.A2" office:value-type="float" office:value="7">
            <text:p text:style-name="P20">04.</text:p>
          </table:table-cell>
          <table:table-cell table:style-name="Táblázat9.G2" office:value-type="float" office:value="8">
            <text:p text:style-name="P20">05.</text:p>
          </table:table-cell>
        </table:table-row>
        <table:table-row>
          <table:table-cell table:style-name="Táblázat9.A3" office:value-type="string">
            <text:p text:style-name="P22">Reg</text:p>
          </table:table-cell>
          <table:table-cell table:style-name="Táblázat9.A3" office:value-type="string">
            <text:p text:style-name="P22">Reg</text:p>
          </table:table-cell>
          <table:table-cell table:style-name="Táblázat9.A3" office:value-type="string">
            <text:p text:style-name="P22">Reg</text:p>
          </table:table-cell>
          <table:table-cell table:style-name="Táblázat9.A3" office:value-type="string">
            <text:p text:style-name="P22">Reg</text:p>
          </table:table-cell>
          <table:table-cell table:style-name="Táblázat9.A3" office:value-type="string">
            <text:p text:style-name="P30">Reg</text:p>
          </table:table-cell>
          <table:table-cell table:style-name="Táblázat9.A3" office:value-type="string">
            <text:p text:style-name="P11">Reg</text:p>
          </table:table-cell>
          <table:table-cell table:style-name="Táblázat9.G3" office:value-type="string">
            <text:p text:style-name="P15">Reg</text:p>
          </table:table-cell>
        </table:table-row>
        <table:table-row>
          <table:table-cell table:style-name="Táblázat9.A3" office:value-type="string">
            <text:p text:style-name="P24"/>
          </table:table-cell>
          <table:table-cell table:style-name="Táblázat9.A3" office:value-type="string">
            <text:p text:style-name="P24"/>
          </table:table-cell>
          <table:table-cell table:style-name="Táblázat9.A3" office:value-type="string">
            <text:p text:style-name="P24"/>
          </table:table-cell>
          <table:table-cell table:style-name="Táblázat9.A3" office:value-type="string">
            <text:p text:style-name="P24"/>
          </table:table-cell>
          <table:table-cell table:style-name="Táblázat9.A3" office:value-type="string">
            <text:p text:style-name="P24"/>
          </table:table-cell>
          <table:table-cell table:style-name="Táblázat9.A3" office:value-type="string">
            <text:p text:style-name="P18"/>
          </table:table-cell>
          <table:table-cell table:style-name="Táblázat9.G3" office:value-type="string">
            <text:p text:style-name="P18"/>
          </table:table-cell>
        </table:table-row>
        <table:table-row>
          <table:table-cell table:style-name="Táblázat9.A3" office:value-type="string">
            <text:p text:style-name="P10">Esti</text:p>
          </table:table-cell>
          <table:table-cell table:style-name="Táblázat9.A3" office:value-type="string">
            <text:p text:style-name="P11">Esti</text:p>
          </table:table-cell>
          <table:table-cell table:style-name="Táblázat9.A3" office:value-type="string">
            <text:p text:style-name="P11">Esti</text:p>
          </table:table-cell>
          <table:table-cell table:style-name="Táblázat9.A3" office:value-type="string">
            <text:p text:style-name="P11">Esti</text:p>
          </table:table-cell>
          <table:table-cell table:style-name="Táblázat9.A3" office:value-type="string">
            <text:p text:style-name="P11">Esti</text:p>
          </table:table-cell>
          <table:table-cell table:style-name="Táblázat9.A3" office:value-type="string">
            <text:p text:style-name="P11">Esti</text:p>
          </table:table-cell>
          <table:table-cell table:style-name="Táblázat9.G3" office:value-type="string">
            <text:p text:style-name="P11">Esti</text:p>
          </table:table-cell>
        </table:table-row>
      </table:table>
      <text:p text:style-name="P26"><text:tab/><text:page-number text:select-page="current">9</text:page-number>.o</text:p>
      <text:p text:style-name="P25"><text:span text:style-name="T3"><text:tab/></text:span><text:span text:style-name="T1">Péntek</text:span><text:span text:style-name="T2"><text:tab/></text:span><text:span text:style-name="T1">Esti</text:span></text:p>
      <text:p text:style-name="P8"><text:span text:style-name="T6"><text:tab/></text:span><text:span text:style-name="T7">2022. június </text:span><text:span text:style-name="T8">03</text:span><text:span text:style-name="T7">., 21:00</text:span></text:p>
      <text:p text:style-name="P9"><text:tab/><text:tab/>2 x 100mg Lopnex</text:p>
      <text:p text:style-name="P9"><text:tab/><text:tab/>2 x 0,5 mg Rivotril</text:p>
      <text:p text:style-name="P5"><text:tab/><text:tab/>május - június</text:p>
      <table:table table:name="Táblázat5" table:style-name="Táblázat5">
        <table:table-column table:style-name="Táblázat5.A" table:number-columns-repeated="6"/>
        <table:table-column table:style-name="Táblázat5.G"/>
        <table:table-row>
          <table:table-cell table:style-name="Táblázat5.A1" office:value-type="string">
            <text:p text:style-name="P14">H</text:p>
          </table:table-cell>
          <table:table-cell table:style-name="Táblázat5.A1" office:value-type="string">
            <text:p text:style-name="P14">K</text:p>
          </table:table-cell>
          <table:table-cell table:style-name="Táblázat5.A1" office:value-type="string">
            <text:p text:style-name="P14">Sze</text:p>
          </table:table-cell>
          <table:table-cell table:style-name="Táblázat5.A1" office:value-type="string">
            <text:p text:style-name="P14">Cs</text:p>
          </table:table-cell>
          <table:table-cell table:style-name="Táblázat5.A1" office:value-type="string">
            <text:p text:style-name="P14">P</text:p>
          </table:table-cell>
          <table:table-cell table:style-name="Táblázat5.A1" office:value-type="string">
            <text:p text:style-name="P14">Szo</text:p>
          </table:table-cell>
          <table:table-cell table:style-name="Táblázat5.G1" office:value-type="string">
            <text:p text:style-name="P14">V</text:p>
          </table:table-cell>
        </table:table-row>
        <table:table-row>
          <table:table-cell table:style-name="Táblázat5.A2" office:value-type="float" office:value="44683">
            <text:p text:style-name="P20">30.</text:p>
          </table:table-cell>
          <table:table-cell table:style-name="Táblázat5.A2" office:value-type="float" office:value="3">
            <text:p text:style-name="P20">31.</text:p>
          </table:table-cell>
          <table:table-cell table:style-name="Táblázat5.A2" office:value-type="float" office:value="4">
            <text:p text:style-name="P20">01.</text:p>
          </table:table-cell>
          <table:table-cell table:style-name="Táblázat5.A2" office:value-type="float" office:value="5">
            <text:p text:style-name="P20">02.</text:p>
          </table:table-cell>
          <table:table-cell table:style-name="Táblázat5.A2" office:value-type="float" office:value="6">
            <text:p text:style-name="P20">03.</text:p>
          </table:table-cell>
          <table:table-cell table:style-name="Táblázat5.A2" office:value-type="float" office:value="7">
            <text:p text:style-name="P20">04.</text:p>
          </table:table-cell>
          <table:table-cell table:style-name="Táblázat5.G2" office:value-type="float" office:value="8">
            <text:p text:style-name="P20">05.</text:p>
          </table:table-cell>
        </table:table-row>
        <table:table-row>
          <table:table-cell table:style-name="Táblázat5.A3" office:value-type="string">
            <text:p text:style-name="P22">Reg</text:p>
          </table:table-cell>
          <table:table-cell table:style-name="Táblázat5.A3" office:value-type="string">
            <text:p text:style-name="P22">Reg</text:p>
          </table:table-cell>
          <table:table-cell table:style-name="Táblázat5.A3" office:value-type="string">
            <text:p text:style-name="P22">Reg</text:p>
          </table:table-cell>
          <table:table-cell table:style-name="Táblázat5.A3" office:value-type="string">
            <text:p text:style-name="P22">Reg</text:p>
          </table:table-cell>
          <table:table-cell table:style-name="Táblázat5.A3" office:value-type="string">
            <text:p text:style-name="P22">Reg</text:p>
          </table:table-cell>
          <table:table-cell table:style-name="Táblázat5.A3" office:value-type="string">
            <text:p text:style-name="P11">Reg</text:p>
          </table:table-cell>
          <table:table-cell table:style-name="Táblázat5.G3" office:value-type="string">
            <text:p text:style-name="P15">Reg</text:p>
          </table:table-cell>
        </table:table-row>
        <table:table-row>
          <table:table-cell table:style-name="Táblázat5.A3" office:value-type="string">
            <text:p text:style-name="P24"/>
          </table:table-cell>
          <table:table-cell table:style-name="Táblázat5.A3" office:value-type="string">
            <text:p text:style-name="P24"/>
          </table:table-cell>
          <table:table-cell table:style-name="Táblázat5.A3" office:value-type="string">
            <text:p text:style-name="P24"/>
          </table:table-cell>
          <table:table-cell table:style-name="Táblázat5.A3" office:value-type="string">
            <text:p text:style-name="P24"/>
          </table:table-cell>
          <table:table-cell table:style-name="Táblázat5.A3" office:value-type="string">
            <text:p text:style-name="P24"/>
          </table:table-cell>
          <table:table-cell table:style-name="Táblázat5.A3" office:value-type="string">
            <text:p text:style-name="P18"/>
          </table:table-cell>
          <table:table-cell table:style-name="Táblázat5.G3" office:value-type="string">
            <text:p text:style-name="P18"/>
          </table:table-cell>
        </table:table-row>
        <table:table-row>
          <table:table-cell table:style-name="Táblázat5.A3" office:value-type="string">
            <text:p text:style-name="P10">Esti</text:p>
          </table:table-cell>
          <table:table-cell table:style-name="Táblázat5.A3" office:value-type="string">
            <text:p text:style-name="P11">Esti</text:p>
          </table:table-cell>
          <table:table-cell table:style-name="Táblázat5.A3" office:value-type="string">
            <text:p text:style-name="P11">Esti</text:p>
          </table:table-cell>
          <table:table-cell table:style-name="Táblázat5.A3" office:value-type="string">
            <text:p text:style-name="P11">Esti</text:p>
          </table:table-cell>
          <table:table-cell table:style-name="Táblázat5.A3" office:value-type="string">
            <text:p text:style-name="P28">Esti</text:p>
          </table:table-cell>
          <table:table-cell table:style-name="Táblázat5.A3" office:value-type="string">
            <text:p text:style-name="P11">Esti</text:p>
          </table:table-cell>
          <table:table-cell table:style-name="Táblázat5.G3" office:value-type="string">
            <text:p text:style-name="P11">Esti</text:p>
          </table:table-cell>
        </table:table-row>
      </table:table>
      <text:p text:style-name="P26"><text:span text:style-name="T6"><text:tab/></text:span><text:page-number text:select-page="current">10</text:page-number>.o</text:p>
      <text:p text:style-name="P25"><text:span text:style-name="T3"><text:tab/></text:span><text:span text:style-name="T1">Szombat</text:span><text:span text:style-name="T2"><text:tab/></text:span><text:span text:style-name="T1">Reggeli</text:span></text:p>
      <text:p text:style-name="P8"><text:span text:style-name="T6"><text:tab/></text:span><text:span text:style-name="T7">2022. június </text:span><text:span text:style-name="T8">04</text:span><text:span text:style-name="T7">., 08:00</text:span></text:p>
      <text:p text:style-name="P8"><text:span text:style-name="T7"><text:tab/><text:tab/></text:span><text:span text:style-name="T9">25 mg Leponex</text:span></text:p>
      <text:p text:style-name="P9"/>
      <text:p text:style-name="P5"><text:tab/><text:tab/>május - június</text:p>
      <table:table table:name="Táblázat6" table:style-name="Táblázat6">
        <table:table-column table:style-name="Táblázat6.A" table:number-columns-repeated="6"/>
        <table:table-column table:style-name="Táblázat6.G"/>
        <table:table-row>
          <table:table-cell table:style-name="Táblázat6.A1" office:value-type="string">
            <text:p text:style-name="P14">H</text:p>
          </table:table-cell>
          <table:table-cell table:style-name="Táblázat6.A1" office:value-type="string">
            <text:p text:style-name="P14">K</text:p>
          </table:table-cell>
          <table:table-cell table:style-name="Táblázat6.A1" office:value-type="string">
            <text:p text:style-name="P14">Sze</text:p>
          </table:table-cell>
          <table:table-cell table:style-name="Táblázat6.A1" office:value-type="string">
            <text:p text:style-name="P14">Cs</text:p>
          </table:table-cell>
          <table:table-cell table:style-name="Táblázat6.A1" office:value-type="string">
            <text:p text:style-name="P14">P</text:p>
          </table:table-cell>
          <table:table-cell table:style-name="Táblázat6.A1" office:value-type="string">
            <text:p text:style-name="P14">Szo</text:p>
          </table:table-cell>
          <table:table-cell table:style-name="Táblázat6.G1" office:value-type="string">
            <text:p text:style-name="P14">V</text:p>
          </table:table-cell>
        </table:table-row>
        <table:table-row>
          <table:table-cell table:style-name="Táblázat6.A2" office:value-type="float" office:value="44683">
            <text:p text:style-name="P20">30.</text:p>
          </table:table-cell>
          <table:table-cell table:style-name="Táblázat6.A2" office:value-type="float" office:value="3">
            <text:p text:style-name="P20">31.</text:p>
          </table:table-cell>
          <table:table-cell table:style-name="Táblázat6.A2" office:value-type="float" office:value="4">
            <text:p text:style-name="P20">01.</text:p>
          </table:table-cell>
          <table:table-cell table:style-name="Táblázat6.A2" office:value-type="float" office:value="5">
            <text:p text:style-name="P20">02.</text:p>
          </table:table-cell>
          <table:table-cell table:style-name="Táblázat6.A2" office:value-type="float" office:value="6">
            <text:p text:style-name="P20">03.</text:p>
          </table:table-cell>
          <table:table-cell table:style-name="Táblázat6.A2" office:value-type="float" office:value="7">
            <text:p text:style-name="P20">04.</text:p>
          </table:table-cell>
          <table:table-cell table:style-name="Táblázat6.G2" office:value-type="float" office:value="8">
            <text:p text:style-name="P20">05.</text:p>
          </table:table-cell>
        </table:table-row>
        <table:table-row>
          <table:table-cell table:style-name="Táblázat6.A3" office:value-type="string">
            <text:p text:style-name="P22">Reg</text:p>
          </table:table-cell>
          <table:table-cell table:style-name="Táblázat6.A3" office:value-type="string">
            <text:p text:style-name="P22">Reg</text:p>
          </table:table-cell>
          <table:table-cell table:style-name="Táblázat6.A3" office:value-type="string">
            <text:p text:style-name="P22">Reg</text:p>
          </table:table-cell>
          <table:table-cell table:style-name="Táblázat6.A3" office:value-type="string">
            <text:p text:style-name="P22">Reg</text:p>
          </table:table-cell>
          <table:table-cell table:style-name="Táblázat6.A3" office:value-type="string">
            <text:p text:style-name="P22">Reg</text:p>
          </table:table-cell>
          <table:table-cell table:style-name="Táblázat6.A3" office:value-type="string">
            <text:p text:style-name="P28">Reg</text:p>
          </table:table-cell>
          <table:table-cell table:style-name="Táblázat6.G3" office:value-type="string">
            <text:p text:style-name="P15">Reg</text:p>
          </table:table-cell>
        </table:table-row>
        <table:table-row>
          <table:table-cell table:style-name="Táblázat6.A3" office:value-type="string">
            <text:p text:style-name="P24"/>
          </table:table-cell>
          <table:table-cell table:style-name="Táblázat6.A3" office:value-type="string">
            <text:p text:style-name="P24"/>
          </table:table-cell>
          <table:table-cell table:style-name="Táblázat6.A3" office:value-type="string">
            <text:p text:style-name="P24"/>
          </table:table-cell>
          <table:table-cell table:style-name="Táblázat6.A3" office:value-type="string">
            <text:p text:style-name="P24"/>
          </table:table-cell>
          <table:table-cell table:style-name="Táblázat6.A3" office:value-type="string">
            <text:p text:style-name="P24"/>
          </table:table-cell>
          <table:table-cell table:style-name="Táblázat6.A3" office:value-type="string">
            <text:p text:style-name="P18"/>
          </table:table-cell>
          <table:table-cell table:style-name="Táblázat6.G3" office:value-type="string">
            <text:p text:style-name="P18"/>
          </table:table-cell>
        </table:table-row>
        <table:table-row>
          <table:table-cell table:style-name="Táblázat6.A3" office:value-type="string">
            <text:p text:style-name="P10">Esti</text:p>
          </table:table-cell>
          <table:table-cell table:style-name="Táblázat6.A3" office:value-type="string">
            <text:p text:style-name="P11">Esti</text:p>
          </table:table-cell>
          <table:table-cell table:style-name="Táblázat6.A3" office:value-type="string">
            <text:p text:style-name="P11">Esti</text:p>
          </table:table-cell>
          <table:table-cell table:style-name="Táblázat6.A3" office:value-type="string">
            <text:p text:style-name="P11">Esti</text:p>
          </table:table-cell>
          <table:table-cell table:style-name="Táblázat6.A3" office:value-type="string">
            <text:p text:style-name="P11">Esti</text:p>
          </table:table-cell>
          <table:table-cell table:style-name="Táblázat6.A3" office:value-type="string">
            <text:p text:style-name="P11">Esti</text:p>
          </table:table-cell>
          <table:table-cell table:style-name="Táblázat6.G3" office:value-type="string">
            <text:p text:style-name="P11">Esti</text:p>
          </table:table-cell>
        </table:table-row>
      </table:table>
      <text:p text:style-name="P26"><text:span text:style-name="T6"><text:tab/></text:span><text:page-number text:select-page="current">11</text:page-number>.o</text:p>
      <text:p text:style-name="P25"><text:tab/><text:span text:style-name="T1">Szombat</text:span><text:span text:style-name="T2"><text:tab/></text:span><text:span text:style-name="T1">Esti</text:span></text:p>
      <text:p text:style-name="P8"><text:span text:style-name="T6"><text:tab/></text:span><text:span text:style-name="T7">2022. június </text:span><text:span text:style-name="T8">04</text:span><text:span text:style-name="T7">., 21:00</text:span></text:p>
      <text:p text:style-name="P9"><text:tab/><text:tab/>2 x 100mg Lopnex</text:p>
      <text:p text:style-name="P9"><text:tab/><text:tab/>2 x 0,5 mg Rivotril</text:p>
      <text:p text:style-name="P5"><text:tab/><text:tab/>május - június</text:p>
      <table:table table:name="Táblázat8" table:style-name="Táblázat8">
        <table:table-column table:style-name="Táblázat8.A" table:number-columns-repeated="6"/>
        <table:table-column table:style-name="Táblázat8.G"/>
        <table:table-row>
          <table:table-cell table:style-name="Táblázat8.A1" office:value-type="string">
            <text:p text:style-name="P13">H</text:p>
          </table:table-cell>
          <table:table-cell table:style-name="Táblázat8.A1" office:value-type="string">
            <text:p text:style-name="P13">K</text:p>
          </table:table-cell>
          <table:table-cell table:style-name="Táblázat8.A1" office:value-type="string">
            <text:p text:style-name="P13">Sze</text:p>
          </table:table-cell>
          <table:table-cell table:style-name="Táblázat8.A1" office:value-type="string">
            <text:p text:style-name="P13">Cs</text:p>
          </table:table-cell>
          <table:table-cell table:style-name="Táblázat8.A1" office:value-type="string">
            <text:p text:style-name="P13">P</text:p>
          </table:table-cell>
          <table:table-cell table:style-name="Táblázat8.A1" office:value-type="string">
            <text:p text:style-name="P13">Szo</text:p>
          </table:table-cell>
          <table:table-cell table:style-name="Táblázat8.G1" office:value-type="string">
            <text:p text:style-name="P13">V</text:p>
          </table:table-cell>
        </table:table-row>
        <table:table-row>
          <table:table-cell table:style-name="Táblázat8.A2" office:value-type="float" office:value="44683">
            <text:p text:style-name="P19">30.</text:p>
          </table:table-cell>
          <table:table-cell table:style-name="Táblázat8.A2" office:value-type="float" office:value="3">
            <text:p text:style-name="P19">31.</text:p>
          </table:table-cell>
          <table:table-cell table:style-name="Táblázat8.A2" office:value-type="float" office:value="4">
            <text:p text:style-name="P19">01.</text:p>
          </table:table-cell>
          <table:table-cell table:style-name="Táblázat8.A2" office:value-type="float" office:value="5">
            <text:p text:style-name="P19">02.</text:p>
          </table:table-cell>
          <table:table-cell table:style-name="Táblázat8.A2" office:value-type="float" office:value="6">
            <text:p text:style-name="P19">03.</text:p>
          </table:table-cell>
          <table:table-cell table:style-name="Táblázat8.A2" office:value-type="float" office:value="7">
            <text:p text:style-name="P19">04.</text:p>
          </table:table-cell>
          <table:table-cell table:style-name="Táblázat8.G2" office:value-type="float" office:value="8">
            <text:p text:style-name="P19">05.</text:p>
          </table:table-cell>
        </table:table-row>
        <table:table-row>
          <table:table-cell table:style-name="Táblázat8.A3" office:value-type="string">
            <text:p text:style-name="P21">Reg</text:p>
          </table:table-cell>
          <table:table-cell table:style-name="Táblázat8.A3" office:value-type="string">
            <text:p text:style-name="P21">Reg</text:p>
          </table:table-cell>
          <table:table-cell table:style-name="Táblázat8.A3" office:value-type="string">
            <text:p text:style-name="P21">Reg</text:p>
          </table:table-cell>
          <table:table-cell table:style-name="Táblázat8.A3" office:value-type="string">
            <text:p text:style-name="P21">Reg</text:p>
          </table:table-cell>
          <table:table-cell table:style-name="Táblázat8.A3" office:value-type="string">
            <text:p text:style-name="P21">Reg</text:p>
          </table:table-cell>
          <table:table-cell table:style-name="Táblázat8.A3" office:value-type="string">
            <text:p text:style-name="P12">Reg</text:p>
          </table:table-cell>
          <table:table-cell table:style-name="Táblázat8.G3" office:value-type="string">
            <text:p text:style-name="P12">Reg</text:p>
          </table:table-cell>
        </table:table-row>
        <table:table-row>
          <table:table-cell table:style-name="Táblázat8.A3" office:value-type="string">
            <text:p text:style-name="P23"/>
          </table:table-cell>
          <table:table-cell table:style-name="Táblázat8.A3" office:value-type="string">
            <text:p text:style-name="P23"/>
          </table:table-cell>
          <table:table-cell table:style-name="Táblázat8.A3" office:value-type="string">
            <text:p text:style-name="P23"/>
          </table:table-cell>
          <table:table-cell table:style-name="Táblázat8.A3" office:value-type="string">
            <text:p text:style-name="P23"/>
          </table:table-cell>
          <table:table-cell table:style-name="Táblázat8.A3" office:value-type="string">
            <text:p text:style-name="P23"/>
          </table:table-cell>
          <table:table-cell table:style-name="Táblázat8.A3" office:value-type="string">
            <text:p text:style-name="P17"/>
          </table:table-cell>
          <table:table-cell table:style-name="Táblázat8.G3" office:value-type="string">
            <text:p text:style-name="P17"/>
          </table:table-cell>
        </table:table-row>
        <table:table-row>
          <table:table-cell table:style-name="Táblázat8.A3" office:value-type="string">
            <text:p text:style-name="P10">Esti</text:p>
          </table:table-cell>
          <table:table-cell table:style-name="Táblázat8.A3" office:value-type="string">
            <text:p text:style-name="P12">Esti</text:p>
          </table:table-cell>
          <table:table-cell table:style-name="Táblázat8.A3" office:value-type="string">
            <text:p text:style-name="P12">Esti</text:p>
          </table:table-cell>
          <table:table-cell table:style-name="Táblázat8.A3" office:value-type="string">
            <text:p text:style-name="P12">Esti</text:p>
          </table:table-cell>
          <table:table-cell table:style-name="Táblázat8.A3" office:value-type="string">
            <text:p text:style-name="P12">Esti</text:p>
          </table:table-cell>
          <table:table-cell table:style-name="Táblázat8.A3" office:value-type="string">
            <text:p text:style-name="P27">Esti</text:p>
          </table:table-cell>
          <table:table-cell table:style-name="Táblázat8.G3" office:value-type="string">
            <text:p text:style-name="P12">Esti</text:p>
          </table:table-cell>
        </table:table-row>
      </table:table>
      <text:p text:style-name="P26"><text:tab/><text:page-number text:select-page="current">12</text:page-number>.o</text:p>
      <text:p text:style-name="P25"><text:span text:style-name="T3"><text:tab/></text:span><text:span text:style-name="T1">Vasárnap</text:span><text:span text:style-name="T2"><text:tab/></text:span><text:span text:style-name="T1">Reggeli</text:span></text:p>
      <text:p text:style-name="P8"><text:span text:style-name="T6"><text:tab/></text:span><text:span text:style-name="T7">2022. június </text:span><text:span text:style-name="T8">05</text:span><text:span text:style-name="T7">., 08:00</text:span></text:p>
      <text:p text:style-name="P8"><text:span text:style-name="T7"><text:tab/><text:tab/></text:span><text:span text:style-name="T9">25 mg Leponex</text:span></text:p>
      <text:p text:style-name="P9"/>
      <text:p text:style-name="P5"><text:tab/><text:tab/>május - június</text:p>
      <table:table table:name="Táblázat7" table:style-name="Táblázat7">
        <table:table-column table:style-name="Táblázat7.A" table:number-columns-repeated="6"/>
        <table:table-column table:style-name="Táblázat7.G"/>
        <table:table-row>
          <table:table-cell table:style-name="Táblázat7.A1" office:value-type="string">
            <text:p text:style-name="P13">H</text:p>
          </table:table-cell>
          <table:table-cell table:style-name="Táblázat7.A1" office:value-type="string">
            <text:p text:style-name="P13">K</text:p>
          </table:table-cell>
          <table:table-cell table:style-name="Táblázat7.A1" office:value-type="string">
            <text:p text:style-name="P13">Sze</text:p>
          </table:table-cell>
          <table:table-cell table:style-name="Táblázat7.A1" office:value-type="string">
            <text:p text:style-name="P13">Cs</text:p>
          </table:table-cell>
          <table:table-cell table:style-name="Táblázat7.A1" office:value-type="string">
            <text:p text:style-name="P13">P</text:p>
          </table:table-cell>
          <table:table-cell table:style-name="Táblázat7.A1" office:value-type="string">
            <text:p text:style-name="P13">Szo</text:p>
          </table:table-cell>
          <table:table-cell table:style-name="Táblázat7.G1" office:value-type="string">
            <text:p text:style-name="P13">V</text:p>
          </table:table-cell>
        </table:table-row>
        <table:table-row>
          <table:table-cell table:style-name="Táblázat7.A2" office:value-type="float" office:value="44683">
            <text:p text:style-name="P19">30.</text:p>
          </table:table-cell>
          <table:table-cell table:style-name="Táblázat7.A2" office:value-type="float" office:value="3">
            <text:p text:style-name="P19">31.</text:p>
          </table:table-cell>
          <table:table-cell table:style-name="Táblázat7.A2" office:value-type="float" office:value="4">
            <text:p text:style-name="P19">01.</text:p>
          </table:table-cell>
          <table:table-cell table:style-name="Táblázat7.A2" office:value-type="float" office:value="5">
            <text:p text:style-name="P19">02.</text:p>
          </table:table-cell>
          <table:table-cell table:style-name="Táblázat7.A2" office:value-type="float" office:value="6">
            <text:p text:style-name="P19">03.</text:p>
          </table:table-cell>
          <table:table-cell table:style-name="Táblázat7.A2" office:value-type="float" office:value="7">
            <text:p text:style-name="P19">04.</text:p>
          </table:table-cell>
          <table:table-cell table:style-name="Táblázat7.G2" office:value-type="float" office:value="8">
            <text:p text:style-name="P19">05.</text:p>
          </table:table-cell>
        </table:table-row>
        <table:table-row>
          <table:table-cell table:style-name="Táblázat7.A3" office:value-type="string">
            <text:p text:style-name="P21">Reg</text:p>
          </table:table-cell>
          <table:table-cell table:style-name="Táblázat7.A3" office:value-type="string">
            <text:p text:style-name="P21">Reg</text:p>
          </table:table-cell>
          <table:table-cell table:style-name="Táblázat7.A3" office:value-type="string">
            <text:p text:style-name="P21">Reg</text:p>
          </table:table-cell>
          <table:table-cell table:style-name="Táblázat7.A3" office:value-type="string">
            <text:p text:style-name="P21">Reg</text:p>
          </table:table-cell>
          <table:table-cell table:style-name="Táblázat7.A3" office:value-type="string">
            <text:p text:style-name="P21">Reg</text:p>
          </table:table-cell>
          <table:table-cell table:style-name="Táblázat7.A3" office:value-type="string">
            <text:p text:style-name="P12">Reg</text:p>
          </table:table-cell>
          <table:table-cell table:style-name="Táblázat7.G3" office:value-type="string">
            <text:p text:style-name="P27">Reg</text:p>
          </table:table-cell>
        </table:table-row>
        <table:table-row>
          <table:table-cell table:style-name="Táblázat7.A3" office:value-type="string">
            <text:p text:style-name="P23"/>
          </table:table-cell>
          <table:table-cell table:style-name="Táblázat7.A3" office:value-type="string">
            <text:p text:style-name="P23"/>
          </table:table-cell>
          <table:table-cell table:style-name="Táblázat7.A3" office:value-type="string">
            <text:p text:style-name="P23"/>
          </table:table-cell>
          <table:table-cell table:style-name="Táblázat7.A3" office:value-type="string">
            <text:p text:style-name="P23"/>
          </table:table-cell>
          <table:table-cell table:style-name="Táblázat7.A3" office:value-type="string">
            <text:p text:style-name="P23"/>
          </table:table-cell>
          <table:table-cell table:style-name="Táblázat7.A3" office:value-type="string">
            <text:p text:style-name="P17"/>
          </table:table-cell>
          <table:table-cell table:style-name="Táblázat7.G3" office:value-type="string">
            <text:p text:style-name="P17"/>
          </table:table-cell>
        </table:table-row>
        <table:table-row>
          <table:table-cell table:style-name="Táblázat7.A3" office:value-type="string">
            <text:p text:style-name="P10">Esti</text:p>
          </table:table-cell>
          <table:table-cell table:style-name="Táblázat7.A3" office:value-type="string">
            <text:p text:style-name="P12">Esti</text:p>
          </table:table-cell>
          <table:table-cell table:style-name="Táblázat7.A3" office:value-type="string">
            <text:p text:style-name="P12">Esti</text:p>
          </table:table-cell>
          <table:table-cell table:style-name="Táblázat7.A3" office:value-type="string">
            <text:p text:style-name="P12">Esti</text:p>
          </table:table-cell>
          <table:table-cell table:style-name="Táblázat7.A3" office:value-type="string">
            <text:p text:style-name="P12">Esti</text:p>
          </table:table-cell>
          <table:table-cell table:style-name="Táblázat7.A3" office:value-type="string">
            <text:p text:style-name="P12">Esti</text:p>
          </table:table-cell>
          <table:table-cell table:style-name="Táblázat7.G3" office:value-type="string">
            <text:p text:style-name="P12">Esti</text:p>
          </table:table-cell>
        </table:table-row>
      </table:table>
      <text:p text:style-name="P26"><text:span text:style-name="T2"><text:tab/></text:span><text:page-number text:select-page="current">13</text:page-number>.o</text:p>
      <text:p text:style-name="P25"><text:tab/><text:span text:style-name="T1">Vasárnap</text:span><text:span text:style-name="T2"><text:tab/></text:span><text:span text:style-name="T1">Esti</text:span></text:p>
      <text:p text:style-name="P8"><text:span text:style-name="T6"><text:tab/></text:span><text:span text:style-name="T7">2022. június </text:span><text:span text:style-name="T8">05</text:span><text:span text:style-name="T7">., 21:00</text:span></text:p>
      <text:p text:style-name="P9"><text:tab/><text:tab/>2 x 100mg Lopnex</text:p>
      <text:p text:style-name="P9"><text:tab/><text:tab/>2 x 0,5 mg Rivotril</text:p>
      <text:p text:style-name="P5"><text:tab/><text:tab/>május - június</text:p>
      <table:table table:name="Táblázat11" table:style-name="Táblázat11">
        <table:table-column table:style-name="Táblázat11.A" table:number-columns-repeated="6"/>
        <table:table-column table:style-name="Táblázat11.G"/>
        <table:table-row>
          <table:table-cell table:style-name="Táblázat11.A1" office:value-type="string">
            <text:p text:style-name="P13">H</text:p>
          </table:table-cell>
          <table:table-cell table:style-name="Táblázat11.A1" office:value-type="string">
            <text:p text:style-name="P13">K</text:p>
          </table:table-cell>
          <table:table-cell table:style-name="Táblázat11.A1" office:value-type="string">
            <text:p text:style-name="P13">Sze</text:p>
          </table:table-cell>
          <table:table-cell table:style-name="Táblázat11.A1" office:value-type="string">
            <text:p text:style-name="P13">Cs</text:p>
          </table:table-cell>
          <table:table-cell table:style-name="Táblázat11.A1" office:value-type="string">
            <text:p text:style-name="P13">P</text:p>
          </table:table-cell>
          <table:table-cell table:style-name="Táblázat11.A1" office:value-type="string">
            <text:p text:style-name="P13">Szo</text:p>
          </table:table-cell>
          <table:table-cell table:style-name="Táblázat11.G1" office:value-type="string">
            <text:p text:style-name="P13">V</text:p>
          </table:table-cell>
        </table:table-row>
        <table:table-row>
          <table:table-cell table:style-name="Táblázat11.A2" office:value-type="float" office:value="44683">
            <text:p text:style-name="P19">30.</text:p>
          </table:table-cell>
          <table:table-cell table:style-name="Táblázat11.A2" office:value-type="float" office:value="3">
            <text:p text:style-name="P19">31.</text:p>
          </table:table-cell>
          <table:table-cell table:style-name="Táblázat11.A2" office:value-type="float" office:value="4">
            <text:p text:style-name="P19">01.</text:p>
          </table:table-cell>
          <table:table-cell table:style-name="Táblázat11.A2" office:value-type="float" office:value="5">
            <text:p text:style-name="P19">02.</text:p>
          </table:table-cell>
          <table:table-cell table:style-name="Táblázat11.A2" office:value-type="float" office:value="6">
            <text:p text:style-name="P19">03.</text:p>
          </table:table-cell>
          <table:table-cell table:style-name="Táblázat11.A2" office:value-type="float" office:value="7">
            <text:p text:style-name="P19">04.</text:p>
          </table:table-cell>
          <table:table-cell table:style-name="Táblázat11.G2" office:value-type="float" office:value="8">
            <text:p text:style-name="P19">05.</text:p>
          </table:table-cell>
        </table:table-row>
        <table:table-row>
          <table:table-cell table:style-name="Táblázat11.A3" office:value-type="string">
            <text:p text:style-name="P21">Reg</text:p>
          </table:table-cell>
          <table:table-cell table:style-name="Táblázat11.A3" office:value-type="string">
            <text:p text:style-name="P21">Reg</text:p>
          </table:table-cell>
          <table:table-cell table:style-name="Táblázat11.A3" office:value-type="string">
            <text:p text:style-name="P21">Reg</text:p>
          </table:table-cell>
          <table:table-cell table:style-name="Táblázat11.A3" office:value-type="string">
            <text:p text:style-name="P21">Reg</text:p>
          </table:table-cell>
          <table:table-cell table:style-name="Táblázat11.A3" office:value-type="string">
            <text:p text:style-name="P21">Reg</text:p>
          </table:table-cell>
          <table:table-cell table:style-name="Táblázat11.A3" office:value-type="string">
            <text:p text:style-name="P12">Reg</text:p>
          </table:table-cell>
          <table:table-cell table:style-name="Táblázat11.G3" office:value-type="string">
            <text:p text:style-name="P12">Reg</text:p>
          </table:table-cell>
        </table:table-row>
        <table:table-row>
          <table:table-cell table:style-name="Táblázat11.A3" office:value-type="string">
            <text:p text:style-name="P23"/>
          </table:table-cell>
          <table:table-cell table:style-name="Táblázat11.A3" office:value-type="string">
            <text:p text:style-name="P23"/>
          </table:table-cell>
          <table:table-cell table:style-name="Táblázat11.A3" office:value-type="string">
            <text:p text:style-name="P23"/>
          </table:table-cell>
          <table:table-cell table:style-name="Táblázat11.A3" office:value-type="string">
            <text:p text:style-name="P23"/>
          </table:table-cell>
          <table:table-cell table:style-name="Táblázat11.A3" office:value-type="string">
            <text:p text:style-name="P23"/>
          </table:table-cell>
          <table:table-cell table:style-name="Táblázat11.A3" office:value-type="string">
            <text:p text:style-name="P17"/>
          </table:table-cell>
          <table:table-cell table:style-name="Táblázat11.G3" office:value-type="string">
            <text:p text:style-name="P17"/>
          </table:table-cell>
        </table:table-row>
        <table:table-row>
          <table:table-cell table:style-name="Táblázat11.A3" office:value-type="string">
            <text:p text:style-name="P10">Esti</text:p>
          </table:table-cell>
          <table:table-cell table:style-name="Táblázat11.A3" office:value-type="string">
            <text:p text:style-name="P12">Esti</text:p>
          </table:table-cell>
          <table:table-cell table:style-name="Táblázat11.A3" office:value-type="string">
            <text:p text:style-name="P12">Esti</text:p>
          </table:table-cell>
          <table:table-cell table:style-name="Táblázat11.A3" office:value-type="string">
            <text:p text:style-name="P12">Esti</text:p>
          </table:table-cell>
          <table:table-cell table:style-name="Táblázat11.A3" office:value-type="string">
            <text:p text:style-name="P12">Esti</text:p>
          </table:table-cell>
          <table:table-cell table:style-name="Táblázat11.A3" office:value-type="string">
            <text:p text:style-name="P12">Esti</text:p>
          </table:table-cell>
          <table:table-cell table:style-name="Táblázat11.G3" office:value-type="string">
            <text:p text:style-name="P27">Esti</text:p>
          </table:table-cell>
        </table:table-row>
      </table:table>
      <text:p text:style-name="P26"><text:tab/><text:page-number text:select-page="current">14</text:page-number>.o</text:p>
      <text:section text:style-name="Sect1" text:name="Szakasz1">
        <text:p text:style-name="P2"><text:soft-page-break/>Reggeli gyógyszer:</text:p>
        <text:p text:style-name="P2">25mg Leponex<text:line-break/><text:line-break/>Déli gyógyszer:<text:span text:style-name="T4"><text:line-break/>nem kell</text:span></text:p>
        <text:p text:style-name="P6"/>
        <text:p text:style-name="P2">Esti gyógyszer:</text:p>
        <text:p text:style-name="P1"><text:variable-set text:name="3esti" office:value-type="string">2 x 100mg Leponex</text:variable-set></text:p>
        <text:p text:style-name="P7"><text:variable-set text:name="3estii" office:value-type="string">2 x 0,5mg Rivotril</text:variable-set></text:p>
        <text:p text:style-name="P7"/>
        <text:p text:style-name="P6">Nyomtatva: 2,4,6,8,10,11-15 o.</text:p>
        <text:p text:style-name="P6">május - június</text:p>
        <table:table table:name="Táblázat23" table:style-name="Táblázat23">
          <table:table-column table:style-name="Táblázat23.A" table:number-columns-repeated="6"/>
          <table:table-column table:style-name="Táblázat23.G"/>
          <table:table-row>
            <table:table-cell table:style-name="Táblázat23.A1" office:value-type="string">
              <text:p text:style-name="P13">H</text:p>
            </table:table-cell>
            <table:table-cell table:style-name="Táblázat23.A1" office:value-type="string">
              <text:p text:style-name="P13">K</text:p>
            </table:table-cell>
            <table:table-cell table:style-name="Táblázat23.A1" office:value-type="string">
              <text:p text:style-name="P13">Sze</text:p>
            </table:table-cell>
            <table:table-cell table:style-name="Táblázat23.A1" office:value-type="string">
              <text:p text:style-name="P13">Cs</text:p>
            </table:table-cell>
            <table:table-cell table:style-name="Táblázat23.A1" office:value-type="string">
              <text:p text:style-name="P13">P</text:p>
            </table:table-cell>
            <table:table-cell table:style-name="Táblázat23.A1" office:value-type="string">
              <text:p text:style-name="P13">Szo</text:p>
            </table:table-cell>
            <table:table-cell table:style-name="Táblázat23.G1" office:value-type="string">
              <text:p text:style-name="P13">V</text:p>
            </table:table-cell>
          </table:table-row>
          <table:table-row>
            <table:table-cell table:style-name="Táblázat23.A2" office:value-type="float" office:value="44683">
              <text:p text:style-name="P19">30.</text:p>
            </table:table-cell>
            <table:table-cell table:style-name="Táblázat23.A2" office:value-type="float" office:value="3">
              <text:p text:style-name="P19">31.</text:p>
            </table:table-cell>
            <table:table-cell table:style-name="Táblázat23.A2" office:value-type="float" office:value="4">
              <text:p text:style-name="P19">01.</text:p>
            </table:table-cell>
            <table:table-cell table:style-name="Táblázat23.A2" office:value-type="float" office:value="5">
              <text:p text:style-name="P19">02.</text:p>
            </table:table-cell>
            <table:table-cell table:style-name="Táblázat23.A2" office:value-type="float" office:value="6">
              <text:p text:style-name="P19">03.</text:p>
            </table:table-cell>
            <table:table-cell table:style-name="Táblázat23.A2" office:value-type="float" office:value="7">
              <text:p text:style-name="P19">04.</text:p>
            </table:table-cell>
            <table:table-cell table:style-name="Táblázat23.G2" office:value-type="float" office:value="8">
              <text:p text:style-name="P19">05.</text:p>
            </table:table-cell>
          </table:table-row>
          <table:table-row>
            <table:table-cell table:style-name="Táblázat23.A3" office:value-type="string">
              <text:p text:style-name="P21">Reg</text:p>
            </table:table-cell>
            <table:table-cell table:style-name="Táblázat23.A3" office:value-type="string">
              <text:p text:style-name="P21">Reg</text:p>
            </table:table-cell>
            <table:table-cell table:style-name="Táblázat23.A3" office:value-type="string">
              <text:p text:style-name="P21">Reg</text:p>
            </table:table-cell>
            <table:table-cell table:style-name="Táblázat23.A3" office:value-type="string">
              <text:p text:style-name="P21">Reg</text:p>
            </table:table-cell>
            <table:table-cell table:style-name="Táblázat23.A3" office:value-type="string">
              <text:p text:style-name="P21">Reg</text:p>
            </table:table-cell>
            <table:table-cell table:style-name="Táblázat23.F3" office:value-type="string">
              <text:p text:style-name="P12">Reg</text:p>
            </table:table-cell>
            <table:table-cell table:style-name="Táblázat23.G3" office:value-type="string">
              <text:p text:style-name="P12">Reg</text:p>
            </table:table-cell>
          </table:table-row>
          <table:table-row>
            <table:table-cell table:style-name="Táblázat23.F3" office:value-type="string">
              <text:p text:style-name="P23"/>
            </table:table-cell>
            <table:table-cell table:style-name="Táblázat23.B4" office:value-type="string">
              <text:p text:style-name="P23"/>
            </table:table-cell>
            <table:table-cell table:style-name="Táblázat23.B4" office:value-type="string">
              <text:p text:style-name="P23"/>
            </table:table-cell>
            <table:table-cell table:style-name="Táblázat23.B4" office:value-type="string">
              <text:p text:style-name="P23"/>
            </table:table-cell>
            <table:table-cell table:style-name="Táblázat23.B4" office:value-type="string">
              <text:p text:style-name="P23"/>
            </table:table-cell>
            <table:table-cell table:style-name="Táblázat23.F3" office:value-type="string">
              <text:p text:style-name="P17"/>
            </table:table-cell>
            <table:table-cell table:style-name="Táblázat23.G3" office:value-type="string">
              <text:p text:style-name="P17"/>
            </table:table-cell>
          </table:table-row>
          <table:table-row>
            <table:table-cell table:style-name="Táblázat23.F3" office:value-type="string">
              <text:p text:style-name="P10">Esti</text:p>
            </table:table-cell>
            <table:table-cell table:style-name="Táblázat23.F3" office:value-type="string">
              <text:p text:style-name="P12">Esti</text:p>
            </table:table-cell>
            <table:table-cell table:style-name="Táblázat23.F3" office:value-type="string">
              <text:p text:style-name="P12">Esti</text:p>
            </table:table-cell>
            <table:table-cell table:style-name="Táblázat23.F3" office:value-type="string">
              <text:p text:style-name="P12">Esti</text:p>
            </table:table-cell>
            <table:table-cell table:style-name="Táblázat23.F3" office:value-type="string">
              <text:p text:style-name="P12">Esti</text:p>
            </table:table-cell>
            <table:table-cell table:style-name="Táblázat23.F3" office:value-type="string">
              <text:p text:style-name="P12">Esti</text:p>
            </table:table-cell>
            <table:table-cell table:style-name="Táblázat23.G3" office:value-type="string">
              <text:p text:style-name="P12">Esti</text:p>
            </table:table-cell>
          </table:table-row>
        </table:table>
        <text:p text:style-name="P2"/>
        <text:p text:style-name="P2"><text:span text:style-name="T5">Szürke mező</text:span>: Nappali kórházi terápia idejére van beütemezve.</text:p>
      </text:section>
      <text:p text:style-name="P4"/>
      <text:p text:style-name="P3"><text:page-number text:select-page="current">15</text:page-number>.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hu" fo:country="H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hu" fo:country="HU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4.801cm" style:num-format="1" style:print-orientation="landscape" fo:margin-top="3cm" fo:margin-bottom="3cm" fo:margin-left="2.499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Hajnalka Bőr</meta:initial-creator>
    <meta:creation-date>2022-04-01T09:15:09.65</meta:creation-date>
    <dc:date>2022-05-30T12:53:58.61</dc:date>
    <meta:editing-duration>PT3H25M4S</meta:editing-duration>
    <meta:editing-cycles>23</meta:editing-cycles>
    <meta:generator>OpenOffice/4.1.6$Win32 OpenOffice.org_project/416m1$Build-9790</meta:generator>
    <meta:printed-by>Hajnalka Bőr</meta:printed-by>
    <meta:print-date>2022-04-15T16:41:36.31</meta:print-date>
    <meta:document-statistic meta:table-count="15" meta:image-count="0" meta:object-count="0" meta:page-count="15" meta:paragraph-count="506" meta:word-count="677" meta:character-count="2634"/>
  </office:meta>
</office:document-meta>
</file>